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First</text:p>
          </table:table-cell>
          <table:table-cell office:value-type="time" office:time-value="PT11H54M51.000S" table:style-name="ce9">
            <text:p>11:54:51</text:p>
          </table:table-cell>
          <table:table-cell office:value-type="string" table:style-name="ce12">
            <text:p>Last</text:p>
          </table:table-cell>
          <table:table-cell office:value-type="time" office:time-value="PT11H59M21.000S" table:style-name="ce9">
            <text:p>11:59:21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0.280000000000001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9.910000000000004" table:style-name="ce14">
            <text:p>49.9</text:p>
          </table:table-cell>
          <table:table-cell office:value-type="float" office:value="8.52" table:style-name="ce14">
            <text:p>8.5</text:p>
          </table:table-cell>
          <table:table-cell office:value-type="float" office:value="3.0000000000000006E-2" table:style-name="ce14">
            <text:p>0.0</text:p>
          </table:table-cell>
          <table:table-cell office:value-type="float" office:value="41.55" table:style-name="ce14">
            <text:p>41.6</text:p>
          </table:table-cell>
          <table:table-cell office:value-type="float" office:value="58.429999999999993" table:style-name="ce14">
            <text:p>58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3.8" table:style-name="ce13">
            <text:p>2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9.400000000000006" table:style-name="ce14">
            <text:p>69.4</text:p>
          </table:table-cell>
          <table:table-cell office:value-type="float" office:value="15.1" table:style-name="ce14">
            <text:p>15.1</text:p>
          </table:table-cell>
          <table:table-cell office:value-type="float" office:value="0.1" table:style-name="ce14">
            <text:p>0.1</text:p>
          </table:table-cell>
          <table:table-cell office:value-type="float" office:value="99.6" table:style-name="ce14">
            <text:p>99.6</text:p>
          </table:table-cell>
          <table:table-cell office:value-type="float" office:value="83.7" table:style-name="ce14">
            <text:p>83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971H56M21.000S" table:style-name="ce9">
            <text:p>11:56:21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905029052294129" table:style-name="ce14">
            <text:p>1.4</text:p>
          </table:table-cell>
          <table:table-cell office:value-type="float" office:value="1.7723004694835682" table:style-name="ce14">
            <text:p>1.8</text:p>
          </table:table-cell>
          <table:table-cell office:value-type="float" office:value="3.333333333333333" table:style-name="ce14">
            <text:p>3.3</text:p>
          </table:table-cell>
          <table:table-cell office:value-type="float" office:value="2.3971119133574006" table:style-name="ce14">
            <text:p>2.4</text:p>
          </table:table-cell>
          <table:table-cell office:value-type="float" office:value="1.4324833133664217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82.86400000000003" table:style-name="ce13">
            <text:p>28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5-11T00:00:00" table:style-name="ce5">
            <text:p>11-May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0" table:style-name="ce4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54.500S" table:style-name="ce6">
            <text:p>00:11: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7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4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3130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523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79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600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658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20160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84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656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7003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127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20163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2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3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6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2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6067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98137 0 15050 1796384 7321 0 457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6999 0 5128 442303 3235 0 228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5320 0 3457 449485 1661 0 85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2681 0 2599 453413 857 0 78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3136 0 3864 451182 1567 0 65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015977 53 918 0 0 0 0 2 0 1 0 0 0 402 0 16937 66 0 0 0 0 0 0 0 22 0 0 0 0 0 0 0 0 13779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6928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6712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7080646 0 477915 33728 6105197 16977 0 767 137412 391 308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197283181 6043948 <text:s text:c="3"/>0 <text:s text:c="3"/>0 <text:s text:c="3"/>0 <text:s text:c="4"/>0 <text:s text:c="9"/>0 <text:s text:c="8"/>0 3197283181 604394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8893888 <text:s text:c="2"/>90950 <text:s text:c="3"/>0 <text:s text:c="3"/>0 <text:s text:c="3"/>0 <text:s text:c="4"/>0 <text:s text:c="9"/>0 <text:s text:c="8"/>0 118855933 <text:s text:c="2"/>9157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0558 34882 901174 256152 6377 223273 1843744 2195112 0 84292 2452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0456 34851 900122 255476 6374 223273 1843744 2195112 0 84172 2452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72 0 0 0 0 0 172 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44 0 0 0 0 0 444 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32 106760 21 16 4 53 100 144 20 0 1 0 4 2932736 400 4294967295 11993088 12092924 0 0 0 0 0 4096 536946211 4294967295 0 0 0 1 0 0 11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9095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157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8893888 (8.8 MB) <text:s/>TX bytes:118855933 (118.8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04394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04394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197283181 (3.1 GB) <text:s/>TX bytes:3197283181 (3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3 <text:s text:c="5"/>2887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513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944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48.9" table:style-name="ce1">
            <text:p>48.9</text:p>
          </table:table-cell>
          <table:table-cell office:value-type="float" office:value="10.6" table:style-name="ce1">
            <text:p>10.6</text:p>
          </table:table-cell>
          <table:table-cell office:value-type="float" office:value="0" table:style-name="ce1">
            <text:p>0</text:p>
          </table:table-cell>
          <table:table-cell office:value-type="float" office:value="40.4" table:style-name="ce1">
            <text:p>40.4</text:p>
          </table:table-cell>
          <table:table-cell office:value-type="float" office:value="59.5" table:style-name="ce1">
            <text:p>59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59.7" table:style-name="ce1">
            <text:p>59.7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float" office:value="71.5" table:style-name="ce1">
            <text:p>7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.1" table:style-name="ce1">
            <text:p>0.1</text:p>
          </table:table-cell>
          <table:table-cell office:value-type="float" office:value="21.7" table:style-name="ce1">
            <text:p>21.7</text:p>
          </table:table-cell>
          <table:table-cell office:value-type="float" office:value="78.3" table:style-name="ce1">
            <text:p>7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14.3" table:style-name="ce1">
            <text:p>14.3</text:p>
          </table:table-cell>
          <table:table-cell office:value-type="float" office:value="0" table:style-name="ce1">
            <text:p>0</text:p>
          </table:table-cell>
          <table:table-cell office:value-type="float" office:value="16.3" table:style-name="ce1">
            <text:p>16.3</text:p>
          </table:table-cell>
          <table:table-cell office:value-type="float" office:value="83.7" table:style-name="ce1">
            <text:p>83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66.2" table:style-name="ce1">
            <text:p>66.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4.8" table:style-name="ce1">
            <text:p>24.8</text:p>
          </table:table-cell>
          <table:table-cell office:value-type="float" office:value="75.2" table:style-name="ce1">
            <text:p>75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18.5" table:style-name="ce1">
            <text:p>18.5</text:p>
          </table:table-cell>
          <table:table-cell office:value-type="float" office:value="81.5" table:style-name="ce1">
            <text:p>8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60" table:style-name="ce1">
            <text:p>60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.1" table:style-name="ce1">
            <text:p>0.1</text:p>
          </table:table-cell>
          <table:table-cell office:value-type="float" office:value="31.2" table:style-name="ce1">
            <text:p>31.2</text:p>
          </table:table-cell>
          <table:table-cell office:value-type="float" office:value="68.8" table:style-name="ce1">
            <text:p>68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58.4" table:style-name="ce1">
            <text:p>58.4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36.4" table:style-name="ce1">
            <text:p>36.4</text:p>
          </table:table-cell>
          <table:table-cell office:value-type="float" office:value="63.6" table:style-name="ce1">
            <text:p>63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6" table:style-name="ce1">
            <text:p>99.6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910000000000004" table:style-name="ce1">
            <text:p>49.91</text:p>
          </table:table-cell>
          <table:table-cell office:value-type="float" office:value="8.52" table:style-name="ce1">
            <text:p>8.52</text:p>
          </table:table-cell>
          <table:table-cell office:value-type="float" office:value="3.0000000000000006E-2" table:style-name="ce1">
            <text:p>0.03</text:p>
          </table:table-cell>
          <table:table-cell office:value-type="float" office:value="41.55" table:style-name="ce1">
            <text:p>41.55</text:p>
          </table:table-cell>
          <table:table-cell office:value-type="float" office:value="58.429999999999993" table:style-name="ce1">
            <text:p>58.43</text:p>
          </table:table-cell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0.18" table:style-name="ce11">
            <text:p>50.2</text:p>
          </table:table-cell>
          <table:table-cell office:value-type="float" office:value="8.57" table:style-name="ce11">
            <text:p>8.6</text:p>
          </table:table-cell>
          <table:table-cell office:value-type="float" office:value="6.9999999999999993E-2" table:style-name="ce11">
            <text:p>0.1</text:p>
          </table:table-cell>
          <table:table-cell office:value-type="float" office:value="41.169999999999995" table:style-name="ce11">
            <text:p>4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1.44" table:style-name="ce11">
            <text:p>51.4</text:p>
          </table:table-cell>
          <table:table-cell office:value-type="float" office:value="8.4599999999999991" table:style-name="ce11">
            <text:p>8.5</text:p>
          </table:table-cell>
          <table:table-cell office:value-type="float" office:value="0.08" table:style-name="ce11">
            <text:p>0.1</text:p>
          </table:table-cell>
          <table:table-cell office:value-type="float" office:value="40" table:style-name="ce11">
            <text:p>4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0.449999999999996" table:style-name="ce11">
            <text:p>50.5</text:p>
          </table:table-cell>
          <table:table-cell office:value-type="float" office:value="8.34" table:style-name="ce11">
            <text:p>8.3</text:p>
          </table:table-cell>
          <table:table-cell office:value-type="float" office:value="0.06" table:style-name="ce11">
            <text:p>0.1</text:p>
          </table:table-cell>
          <table:table-cell office:value-type="float" office:value="41.179999999999993" table:style-name="ce11">
            <text:p>4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9.02" table:style-name="ce11">
            <text:p>49.0</text:p>
          </table:table-cell>
          <table:table-cell office:value-type="float" office:value="8.8000000000000007" table:style-name="ce11">
            <text:p>8.8</text:p>
          </table:table-cell>
          <table:table-cell office:value-type="float" office:value="0.06" table:style-name="ce11">
            <text:p>0.1</text:p>
          </table:table-cell>
          <table:table-cell office:value-type="float" office:value="42.120000000000005" table:style-name="ce11">
            <text:p>42.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513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944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0" table:style-name="ce1">
            <text:p>0</text:p>
          </table:table-cell>
          <table:table-cell office:value-type="float" office:value="14.6" table:style-name="ce1">
            <text:p>14.6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0" table:style-name="ce1">
            <text:p>0</text:p>
          </table:table-cell>
          <table:table-cell office:value-type="float" office:value="89.6" table:style-name="ce1">
            <text:p>89.6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0" table:style-name="ce1">
            <text:p>0</text:p>
          </table:table-cell>
          <table:table-cell office:value-type="float" office:value="2395" table:style-name="ce1">
            <text:p>239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0" table:style-name="ce1">
            <text:p>0</text:p>
          </table:table-cell>
          <table:table-cell office:value-type="float" office:value="2041" table:style-name="ce1">
            <text:p>2041</text:p>
          </table:table-cell>
          <table:table-cell office:value-type="float" office:value="23.8" table:style-name="ce1">
            <text:p>23.8</text:p>
          </table:table-cell>
          <table:table-cell table:number-columns-repeated="16380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0" table:style-name="ce1">
            <text:p>0</text:p>
          </table:table-cell>
          <table:table-cell office:value-type="float" office:value="940" table:style-name="ce1">
            <text:p>940</text:p>
          </table:table-cell>
          <table:table-cell office:value-type="float" office:value="14.8" table:style-name="ce1">
            <text:p>14.8</text:p>
          </table:table-cell>
          <table:table-cell table:number-columns-repeated="16380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0" table:style-name="ce1">
            <text:p>0</text:p>
          </table:table-cell>
          <table:table-cell office:value-type="float" office:value="1350" table:style-name="ce1">
            <text:p>1350</text:p>
          </table:table-cell>
          <table:table-cell office:value-type="float" office:value="15.2" table:style-name="ce1">
            <text:p>15.2</text:p>
          </table:table-cell>
          <table:table-cell table:number-columns-repeated="16380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0" table:style-name="ce1">
            <text:p>0</text:p>
          </table:table-cell>
          <table:table-cell office:value-type="float" office:value="1032.8" table:style-name="ce1">
            <text:p>1032.8</text:p>
          </table:table-cell>
          <table:table-cell office:value-type="float" office:value="13.4" table:style-name="ce1">
            <text:p>13.4</text:p>
          </table:table-cell>
          <table:table-cell table:number-columns-repeated="16380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0" table:style-name="ce1">
            <text:p>0</text:p>
          </table:table-cell>
          <table:table-cell office:value-type="float" office:value="1031.5999999999999" table:style-name="ce1">
            <text:p>1031.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0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0" table:style-name="ce1">
            <text:p>0</text:p>
          </table:table-cell>
          <table:table-cell office:value-type="float" office:value="135.19999999999999" table:style-name="ce1">
            <text:p>135.2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1)" table:style-name="ce8">
            <text:p>0.0</text:p>
          </table:table-cell>
          <table:table-cell office:value-type="float" office:value="942.88000000000011" table:formula="msoxl:=AVERAGE(C2:C11)" table:style-name="ce8">
            <text:p>942.9</text:p>
          </table:table-cell>
          <table:table-cell office:value-type="float" office:value="10.280000000000001" table:formula="msoxl:=AVERAGE(D2:D11)" table:style-name="ce8">
            <text:p>10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3=0,0,MAX(SUMPRODUCT(B2:B11,B2:B11)/SUM(B2:B11)-B13,0))" table:style-name="ce8">
            <text:p>0.0</text:p>
          </table:table-cell>
          <table:table-cell office:value-type="float" office:value="639.97272357033739" table:formula="msoxl:=IF(C13=0,0,MAX(SUMPRODUCT(C2:C11,C2:C11)/SUM(C2:C11)-C13,0))" table:style-name="ce8">
            <text:p>640.0</text:p>
          </table:table-cell>
          <table:table-cell office:value-type="float" office:value="4.1487937743190635" table:formula="msoxl:=IF(D13=0,0,MAX(SUMPRODUCT(D2:D11,D2:D11)/SUM(D2:D11)-D13,0))" table:style-name="ce8">
            <text:p>4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1)-B13-B14)" table:style-name="ce8">
            <text:p>0.0</text:p>
          </table:table-cell>
          <table:table-cell office:value-type="float" office:value="812.1472764296625" table:formula="msoxl:=ABS(MAX(C2:C11)-C13-C14)" table:style-name="ce8">
            <text:p>812.1</text:p>
          </table:table-cell>
          <table:table-cell office:value-type="float" office:value="9.3712062256809361" table:formula="msoxl:=ABS(MAX(D2:D11)-D13-D14)" table:style-name="ce8">
            <text:p>9.4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513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944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" table:style-name="ce1">
            <text:p>16</text:p>
          </table:table-cell>
          <table:table-cell table:number-columns-repeated="1612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35.4" table:style-name="ce1">
            <text:p>35.4</text:p>
          </table:table-cell>
          <table:table-cell office:value-type="float" office:value="35.4" table:style-name="ce1">
            <text:p>3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.8" table:style-name="ce1">
            <text:p>70.8</text:p>
          </table:table-cell>
          <table:table-cell table:number-columns-repeated="1612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268.10000000000002" table:style-name="ce1">
            <text:p>268.1</text:p>
          </table:table-cell>
          <table:table-cell office:value-type="float" office:value="268.10000000000002" table:style-name="ce1">
            <text:p>26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6.20000000000005" table:style-name="ce1">
            <text:p>536.2</text:p>
          </table:table-cell>
          <table:table-cell table:number-columns-repeated="1612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85.5" table:style-name="ce1">
            <text:p>85.5</text:p>
          </table:table-cell>
          <table:table-cell office:value-type="float" office:value="85.5" table:style-name="ce1">
            <text:p>8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1" table:style-name="ce1">
            <text:p>171</text:p>
          </table:table-cell>
          <table:table-cell table:number-columns-repeated="1612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63.2" table:style-name="ce1">
            <text:p>63.2</text:p>
          </table:table-cell>
          <table:table-cell office:value-type="float" office:value="63.2" table:style-name="ce1">
            <text:p>6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6.4" table:style-name="ce1">
            <text:p>126.4</text:p>
          </table:table-cell>
          <table:table-cell table:number-columns-repeated="1612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89.2" table:style-name="ce1">
            <text:p>89.2</text:p>
          </table:table-cell>
          <table:table-cell office:value-type="float" office:value="89.2" table:style-name="ce1">
            <text:p>8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8.4" table:style-name="ce1">
            <text:p>178.4</text:p>
          </table:table-cell>
          <table:table-cell table:number-columns-repeated="1612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77.5" table:style-name="ce1">
            <text:p>77.5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" table:style-name="ce1">
            <text:p>155</text:p>
          </table:table-cell>
          <table:table-cell table:number-columns-repeated="1612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85.5" table:style-name="ce1">
            <text:p>85.5</text:p>
          </table:table-cell>
          <table:table-cell office:value-type="float" office:value="85.5" table:style-name="ce1">
            <text:p>8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1" table:style-name="ce1">
            <text:p>171</text:p>
          </table:table-cell>
          <table:table-cell table:number-columns-repeated="1612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4" table:style-name="ce1">
            <text:p>164</text:p>
          </table:table-cell>
          <table:table-cell table:number-columns-repeated="1612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25.4" table:style-name="ce1">
            <text:p>25.4</text:p>
          </table:table-cell>
          <table:table-cell office:value-type="float" office:value="25.4" table:style-name="ce1">
            <text:p>2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.8" table:style-name="ce1">
            <text:p>50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1.97999999999999" table:formula="msoxl:=AVERAGE(B2:B11)" table:style-name="ce8">
            <text:p>82.0</text:p>
          </table:table-cell>
          <table:table-cell office:value-type="float" office:value="81.97999999999999" table:formula="msoxl:=AVERAGE(C2:C11)" table:style-name="ce8">
            <text:p>82.0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6.031173456940763" table:formula="msoxl:=IF(B13=0,0,MAX(SUMPRODUCT(B2:B11,B2:B11)/SUM(B2:B11)-B13,0))" table:style-name="ce8">
            <text:p>56.0</text:p>
          </table:table-cell>
          <table:table-cell office:value-type="float" office:value="56.031173456940763" table:formula="msoxl:=IF(C13=0,0,MAX(SUMPRODUCT(C2:C11,C2:C11)/SUM(C2:C11)-C13,0))" table:style-name="ce8">
            <text:p>56.0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0.08882654305927" table:formula="msoxl:=ABS(MAX(B2:B11)-B13-B14)" table:style-name="ce8">
            <text:p>130.1</text:p>
          </table:table-cell>
          <table:table-cell office:value-type="float" office:value="130.08882654305927" table:formula="msoxl:=ABS(MAX(C2:C11)-C13-C14)" table:style-name="ce8">
            <text:p>130.1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8.01117345694075" table:formula="msoxl:=B13+ B14" table:style-name="ce8">
            <text:p>138.0</text:p>
          </table:table-cell>
          <table:table-cell office:value-type="float" office:value="138.01117345694075" table:formula="msoxl:=C13+ C14" table:style-name="ce8">
            <text:p>138.0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513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944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8099999999999996" table:formula="msoxl:=AVERAGE(B2:B11)" table:style-name="ce8">
            <text:p>2.8</text:p>
          </table:table-cell>
          <table:table-cell office:value-type="float" office:value="2.8099999999999996" table:formula="msoxl:=AVERAGE(C2:C11)" table:style-name="ce8">
            <text:p>2.8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61669039145907512" table:formula="msoxl:=IF(B13=0,0,MAX(SUMPRODUCT(B2:B11,B2:B11)/SUM(B2:B11)-B13,0))" table:style-name="ce8">
            <text:p>0.6</text:p>
          </table:table-cell>
          <table:table-cell office:value-type="float" office:value="0.61669039145907512" table:formula="msoxl:=IF(C13=0,0,MAX(SUMPRODUCT(C2:C11,C2:C11)/SUM(C2:C11)-C13,0))" table:style-name="ce8">
            <text:p>0.6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2733096085409255" table:formula="msoxl:=ABS(MAX(B2:B11)-B13-B14)" table:style-name="ce8">
            <text:p>1.3</text:p>
          </table:table-cell>
          <table:table-cell office:value-type="float" office:value="1.2733096085409255" table:formula="msoxl:=ABS(MAX(C2:C11)-C13-C14)" table:style-name="ce8">
            <text:p>1.3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4266903914590747" table:formula="msoxl:=B13+ B14" table:style-name="ce8">
            <text:p>3.4</text:p>
          </table:table-cell>
          <table:table-cell office:value-type="float" office:value="3.4266903914590747" table:formula="msoxl:=C13+ C14" table:style-name="ce8">
            <text:p>3.4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513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944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1)" table:style-name="ce8">
            <text:p>0.0</text:p>
          </table:table-cell>
          <table:table-cell office:value-type="float" office:value="0" table:formula="msoxl:=AVERAGE(C2:C11)" table:style-name="ce8">
            <text:p>0.0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3=0,0,MAX(SUMPRODUCT(B2:B11,B2:B11)/SUM(B2:B11)-B13,0))" table:style-name="ce8">
            <text:p>0.0</text:p>
          </table:table-cell>
          <table:table-cell office:value-type="float" office:value="0" table:formula="msoxl:=IF(C13=0,0,MAX(SUMPRODUCT(C2:C11,C2:C11)/SUM(C2:C11)-C13,0))" table:style-name="ce8">
            <text:p>0.0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1)-B13-B14)" table:style-name="ce8">
            <text:p>0.0</text:p>
          </table:table-cell>
          <table:table-cell office:value-type="float" office:value="0" table:formula="msoxl:=ABS(MAX(C2:C11)-C13-C14)" table:style-name="ce8">
            <text:p>0.0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3+ B14" table:style-name="ce8">
            <text:p>0.0</text:p>
          </table:table-cell>
          <table:table-cell office:value-type="float" office:value="0" table:formula="msoxl:=C13+ C14" table:style-name="ce8">
            <text:p>0.0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513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944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7.3" table:style-name="ce1">
            <text:p>7.3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6" table:style-name="ce1">
            <text:p>14.6</text:p>
          </table:table-cell>
          <table:table-cell table:number-columns-repeated="1612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44.8" table:style-name="ce1">
            <text:p>44.8</text:p>
          </table:table-cell>
          <table:table-cell office:value-type="float" office:value="44.8" table:style-name="ce1">
            <text:p>4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9.6" table:style-name="ce1">
            <text:p>89.6</text:p>
          </table:table-cell>
          <table:table-cell table:number-columns-repeated="1612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1197.5" table:style-name="ce1">
            <text:p>1197.5</text:p>
          </table:table-cell>
          <table:table-cell office:value-type="float" office:value="1197.5" table:style-name="ce1">
            <text:p>119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95" table:style-name="ce1">
            <text:p>2395</text:p>
          </table:table-cell>
          <table:table-cell table:number-columns-repeated="1612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1020.5" table:style-name="ce1">
            <text:p>1020.5</text:p>
          </table:table-cell>
          <table:table-cell office:value-type="float" office:value="1020.5" table:style-name="ce1">
            <text:p>102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41" table:style-name="ce1">
            <text:p>2041</text:p>
          </table:table-cell>
          <table:table-cell table:number-columns-repeated="1612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470" table:style-name="ce1">
            <text:p>470</text:p>
          </table:table-cell>
          <table:table-cell office:value-type="float" office:value="470" table:style-name="ce1">
            <text:p>4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40" table:style-name="ce1">
            <text:p>940</text:p>
          </table:table-cell>
          <table:table-cell table:number-columns-repeated="1612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675" table:style-name="ce1">
            <text:p>675</text:p>
          </table:table-cell>
          <table:table-cell office:value-type="float" office:value="675" table:style-name="ce1">
            <text:p>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50" table:style-name="ce1">
            <text:p>1350</text:p>
          </table:table-cell>
          <table:table-cell table:number-columns-repeated="1612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516.4" table:style-name="ce1">
            <text:p>516.4</text:p>
          </table:table-cell>
          <table:table-cell office:value-type="float" office:value="516.4" table:style-name="ce1">
            <text:p>51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32.8" table:style-name="ce1">
            <text:p>1032.8</text:p>
          </table:table-cell>
          <table:table-cell table:number-columns-repeated="1612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515.79999999999995" table:style-name="ce1">
            <text:p>515.8</text:p>
          </table:table-cell>
          <table:table-cell office:value-type="float" office:value="515.79999999999995" table:style-name="ce1">
            <text:p>51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31.5999999999999" table:style-name="ce1">
            <text:p>1031.6</text:p>
          </table:table-cell>
          <table:table-cell table:number-columns-repeated="1612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199.5" table:style-name="ce1">
            <text:p>199.5</text:p>
          </table:table-cell>
          <table:table-cell office:value-type="float" office:value="199.5" table:style-name="ce1">
            <text:p>19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9" table:style-name="ce1">
            <text:p>399</text:p>
          </table:table-cell>
          <table:table-cell table:number-columns-repeated="1612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5.19999999999999" table:style-name="ce1">
            <text:p>135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71.44000000000005" table:formula="msoxl:=AVERAGE(B2:B11)" table:style-name="ce8">
            <text:p>471.4</text:p>
          </table:table-cell>
          <table:table-cell office:value-type="float" office:value="471.44000000000005" table:formula="msoxl:=AVERAGE(C2:C11)" table:style-name="ce8">
            <text:p>471.4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19.9863617851687" table:formula="msoxl:=IF(B13=0,0,MAX(SUMPRODUCT(B2:B11,B2:B11)/SUM(B2:B11)-B13,0))" table:style-name="ce8">
            <text:p>320.0</text:p>
          </table:table-cell>
          <table:table-cell office:value-type="float" office:value="319.9863617851687" table:formula="msoxl:=IF(C13=0,0,MAX(SUMPRODUCT(C2:C11,C2:C11)/SUM(C2:C11)-C13,0))" table:style-name="ce8">
            <text:p>320.0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06.07363821483125" table:formula="msoxl:=ABS(MAX(B2:B11)-B13-B14)" table:style-name="ce8">
            <text:p>406.1</text:p>
          </table:table-cell>
          <table:table-cell office:value-type="float" office:value="406.07363821483125" table:formula="msoxl:=ABS(MAX(C2:C11)-C13-C14)" table:style-name="ce8">
            <text:p>406.1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91.42636178516875" table:formula="msoxl:=B13+ B14" table:style-name="ce8">
            <text:p>791.4</text:p>
          </table:table-cell>
          <table:table-cell office:value-type="float" office:value="791.42636178516875" table:formula="msoxl:=C13+ C14" table:style-name="ce8">
            <text:p>791.4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513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944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11.9" table:style-name="ce1">
            <text:p>11.9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.8" table:style-name="ce1">
            <text:p>23.8</text:p>
          </table:table-cell>
          <table:table-cell table:number-columns-repeated="1612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8" table:style-name="ce1">
            <text:p>14.8</text:p>
          </table:table-cell>
          <table:table-cell table:number-columns-repeated="1612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2" table:style-name="ce1">
            <text:p>15.2</text:p>
          </table:table-cell>
          <table:table-cell table:number-columns-repeated="1612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4" table:style-name="ce1">
            <text:p>13.4</text:p>
          </table:table-cell>
          <table:table-cell table:number-columns-repeated="1612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1400000000000006" table:formula="msoxl:=AVERAGE(B2:B11)" table:style-name="ce8">
            <text:p>5.1</text:p>
          </table:table-cell>
          <table:table-cell office:value-type="float" office:value="5.1400000000000006" table:formula="msoxl:=AVERAGE(C2:C11)" table:style-name="ce8">
            <text:p>5.1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0743968871595317" table:formula="msoxl:=IF(B13=0,0,MAX(SUMPRODUCT(B2:B11,B2:B11)/SUM(B2:B11)-B13,0))" table:style-name="ce8">
            <text:p>2.1</text:p>
          </table:table-cell>
          <table:table-cell office:value-type="float" office:value="2.0743968871595317" table:formula="msoxl:=IF(C13=0,0,MAX(SUMPRODUCT(C2:C11,C2:C11)/SUM(C2:C11)-C13,0))" table:style-name="ce8">
            <text:p>2.1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.685603112840468" table:formula="msoxl:=ABS(MAX(B2:B11)-B13-B14)" table:style-name="ce8">
            <text:p>4.7</text:p>
          </table:table-cell>
          <table:table-cell office:value-type="float" office:value="4.685603112840468" table:formula="msoxl:=ABS(MAX(C2:C11)-C13-C14)" table:style-name="ce8">
            <text:p>4.7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.2143968871595323" table:formula="msoxl:=B13+ B14" table:style-name="ce8">
            <text:p>7.2</text:p>
          </table:table-cell>
          <table:table-cell office:value-type="float" office:value="7.2143968871595323" table:formula="msoxl:=C13+ C14" table:style-name="ce8">
            <text:p>7.2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513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739999999999995" table:formula="msoxl:=AVERAGE(B2:B11)" table:style-name="ce8">
            <text:p>57.7</text:p>
          </table:table-cell>
          <table:table-cell office:value-type="float" office:value="0" table:formula="msoxl:=AVERAGE(C2:C11)" table:style-name="ce8">
            <text:p>0.0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office:value-type="float" office:value="0" table:formula="msoxl:=AVERAGE(F2:F11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3924489089021108E-3" table:formula="msoxl:=IF(B13=0,0,MAX(SUMPRODUCT(B2:B11,B2:B11)/SUM(B2:B11)-B13,0))" table:style-name="ce8">
            <text:p>0.0</text:p>
          </table:table-cell>
          <table:table-cell office:value-type="float" office:value="0" table:formula="msoxl:=IF(C13=0,0,MAX(SUMPRODUCT(C2:C11,C2:C11)/SUM(C2:C11)-C13,0))" table:style-name="ce8">
            <text:p>0.0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office:value-type="float" office:value="0" table:formula="msoxl:=IF(F13=0,0,MAX(SUMPRODUCT(F2:F11,F2:F11)/SUM(F2:F11)-F13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5860755109110301" table:formula="msoxl:=ABS(MAX(B2:B11)-B13-B14)" table:style-name="ce8">
            <text:p>0.3</text:p>
          </table:table-cell>
          <table:table-cell office:value-type="float" office:value="0" table:formula="msoxl:=ABS(MAX(C2:C11)-C13-C14)" table:style-name="ce8">
            <text:p>0.0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office:value-type="float" office:value="0" table:formula="msoxl:=ABS(MAX(F2:F11)-F13-F14)" table:style-name="ce8">
            <text:p>0.0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513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944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2.6000000000004" table:style-name="ce1">
            <text:p>4212.6</text:p>
          </table:table-cell>
          <table:table-cell office:value-type="float" office:value="3614" table:style-name="ce1">
            <text:p>3614</text:p>
          </table:table-cell>
          <table:table-cell office:value-type="float" office:value="598.6" table:style-name="ce1">
            <text:p>598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1.6" table:style-name="ce1">
            <text:p>681.6</text:p>
          </table:table-cell>
          <table:table-cell office:value-type="float" office:value="2539.6999999999998" table:style-name="ce1">
            <text:p>2539.7</text:p>
          </table:table-cell>
          <table:table-cell office:value-type="float" office:value="-1" table:style-name="ce1">
            <text:p>-1</text:p>
          </table:table-cell>
          <table:table-cell office:value-type="float" office:value="148.80000000000001" table:style-name="ce1">
            <text:p>148.8</text:p>
          </table:table-cell>
          <table:table-cell office:value-type="float" office:value="0" table:style-name="ce1">
            <text:p>0</text:p>
          </table:table-cell>
          <table:table-cell office:value-type="float" office:value="259.5" table:style-name="ce1">
            <text:p>259.5</text:p>
          </table:table-cell>
          <table:table-cell table:number-columns-repeated="1636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93.8999999999996" table:style-name="ce1">
            <text:p>4193.9</text:p>
          </table:table-cell>
          <table:table-cell office:value-type="float" office:value="3596.1" table:style-name="ce1">
            <text:p>3596.1</text:p>
          </table:table-cell>
          <table:table-cell office:value-type="float" office:value="597.9" table:style-name="ce1">
            <text:p>597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8.7" table:style-name="ce1">
            <text:p>698.7</text:p>
          </table:table-cell>
          <table:table-cell office:value-type="float" office:value="2546.3000000000002" table:style-name="ce1">
            <text:p>2546.3</text:p>
          </table:table-cell>
          <table:table-cell office:value-type="float" office:value="-1" table:style-name="ce1">
            <text:p>-1</text:p>
          </table:table-cell>
          <table:table-cell office:value-type="float" office:value="148.9" table:style-name="ce1">
            <text:p>148.9</text:p>
          </table:table-cell>
          <table:table-cell office:value-type="float" office:value="0" table:style-name="ce1">
            <text:p>0</text:p>
          </table:table-cell>
          <table:table-cell office:value-type="float" office:value="272.10000000000002" table:style-name="ce1">
            <text:p>272.1</text:p>
          </table:table-cell>
          <table:table-cell table:number-columns-repeated="1636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53.3" table:style-name="ce1">
            <text:p>4153.3</text:p>
          </table:table-cell>
          <table:table-cell office:value-type="float" office:value="3556.1" table:style-name="ce1">
            <text:p>3556.1</text:p>
          </table:table-cell>
          <table:table-cell office:value-type="float" office:value="597.20000000000005" table:style-name="ce1">
            <text:p>597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8.5" table:style-name="ce1">
            <text:p>728.5</text:p>
          </table:table-cell>
          <table:table-cell office:value-type="float" office:value="2571" table:style-name="ce1">
            <text:p>2571</text:p>
          </table:table-cell>
          <table:table-cell office:value-type="float" office:value="-1" table:style-name="ce1">
            <text:p>-1</text:p>
          </table:table-cell>
          <table:table-cell office:value-type="float" office:value="148.9" table:style-name="ce1">
            <text:p>148.9</text:p>
          </table:table-cell>
          <table:table-cell office:value-type="float" office:value="0" table:style-name="ce1">
            <text:p>0</text:p>
          </table:table-cell>
          <table:table-cell office:value-type="float" office:value="286.10000000000002" table:style-name="ce1">
            <text:p>286.1</text:p>
          </table:table-cell>
          <table:table-cell table:number-columns-repeated="1636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89.3" table:style-name="ce1">
            <text:p>4089.3</text:p>
          </table:table-cell>
          <table:table-cell office:value-type="float" office:value="3492.4" table:style-name="ce1">
            <text:p>3492.4</text:p>
          </table:table-cell>
          <table:table-cell office:value-type="float" office:value="596.9" table:style-name="ce1">
            <text:p>59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3.1" table:style-name="ce1">
            <text:p>733.1</text:p>
          </table:table-cell>
          <table:table-cell office:value-type="float" office:value="2643.6" table:style-name="ce1">
            <text:p>2643.6</text:p>
          </table:table-cell>
          <table:table-cell office:value-type="float" office:value="-1" table:style-name="ce1">
            <text:p>-1</text:p>
          </table:table-cell>
          <table:table-cell office:value-type="float" office:value="148.9" table:style-name="ce1">
            <text:p>148.9</text:p>
          </table:table-cell>
          <table:table-cell office:value-type="float" office:value="0" table:style-name="ce1">
            <text:p>0</text:p>
          </table:table-cell>
          <table:table-cell office:value-type="float" office:value="276.7" table:style-name="ce1">
            <text:p>276.7</text:p>
          </table:table-cell>
          <table:table-cell table:number-columns-repeated="1636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85.1" table:style-name="ce1">
            <text:p>4085.1</text:p>
          </table:table-cell>
          <table:table-cell office:value-type="float" office:value="3488.3" table:style-name="ce1">
            <text:p>3488.3</text:p>
          </table:table-cell>
          <table:table-cell office:value-type="float" office:value="596.79999999999995" table:style-name="ce1">
            <text:p>59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4" table:style-name="ce1">
            <text:p>734</text:p>
          </table:table-cell>
          <table:table-cell office:value-type="float" office:value="2649" table:style-name="ce1">
            <text:p>2649</text:p>
          </table:table-cell>
          <table:table-cell office:value-type="float" office:value="-1" table:style-name="ce1">
            <text:p>-1</text:p>
          </table:table-cell>
          <table:table-cell office:value-type="float" office:value="148.9" table:style-name="ce1">
            <text:p>148.9</text:p>
          </table:table-cell>
          <table:table-cell office:value-type="float" office:value="0" table:style-name="ce1">
            <text:p>0</text:p>
          </table:table-cell>
          <table:table-cell office:value-type="float" office:value="277.10000000000002" table:style-name="ce1">
            <text:p>277.1</text:p>
          </table:table-cell>
          <table:table-cell table:number-columns-repeated="1636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84.5" table:style-name="ce1">
            <text:p>4084.5</text:p>
          </table:table-cell>
          <table:table-cell office:value-type="float" office:value="3487.9" table:style-name="ce1">
            <text:p>3487.9</text:p>
          </table:table-cell>
          <table:table-cell office:value-type="float" office:value="596.6" table:style-name="ce1">
            <text:p>59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4.7" table:style-name="ce1">
            <text:p>734.7</text:p>
          </table:table-cell>
          <table:table-cell office:value-type="float" office:value="2647.9" table:style-name="ce1">
            <text:p>2647.9</text:p>
          </table:table-cell>
          <table:table-cell office:value-type="float" office:value="-1" table:style-name="ce1">
            <text:p>-1</text:p>
          </table:table-cell>
          <table:table-cell office:value-type="float" office:value="148.9" table:style-name="ce1">
            <text:p>148.9</text:p>
          </table:table-cell>
          <table:table-cell office:value-type="float" office:value="0" table:style-name="ce1">
            <text:p>0</text:p>
          </table:table-cell>
          <table:table-cell office:value-type="float" office:value="277.60000000000002" table:style-name="ce1">
            <text:p>277.6</text:p>
          </table:table-cell>
          <table:table-cell table:number-columns-repeated="1636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84.3" table:style-name="ce1">
            <text:p>4084.3</text:p>
          </table:table-cell>
          <table:table-cell office:value-type="float" office:value="3487.7" table:style-name="ce1">
            <text:p>3487.7</text:p>
          </table:table-cell>
          <table:table-cell office:value-type="float" office:value="596.6" table:style-name="ce1">
            <text:p>59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4.8" table:style-name="ce1">
            <text:p>734.8</text:p>
          </table:table-cell>
          <table:table-cell office:value-type="float" office:value="2647.7" table:style-name="ce1">
            <text:p>2647.7</text:p>
          </table:table-cell>
          <table:table-cell office:value-type="float" office:value="-1" table:style-name="ce1">
            <text:p>-1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278.3" table:style-name="ce1">
            <text:p>278.3</text:p>
          </table:table-cell>
          <table:table-cell table:number-columns-repeated="1636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89.2" table:style-name="ce1">
            <text:p>4089.2</text:p>
          </table:table-cell>
          <table:table-cell office:value-type="float" office:value="3492.5" table:style-name="ce1">
            <text:p>3492.5</text:p>
          </table:table-cell>
          <table:table-cell office:value-type="float" office:value="596.70000000000005" table:style-name="ce1">
            <text:p>596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9.1" table:style-name="ce1">
            <text:p>729.1</text:p>
          </table:table-cell>
          <table:table-cell office:value-type="float" office:value="2642.3" table:style-name="ce1">
            <text:p>2642.3</text:p>
          </table:table-cell>
          <table:table-cell office:value-type="float" office:value="-1" table:style-name="ce1">
            <text:p>-1</text:p>
          </table:table-cell>
          <table:table-cell office:value-type="float" office:value="149.1" table:style-name="ce1">
            <text:p>149.1</text:p>
          </table:table-cell>
          <table:table-cell office:value-type="float" office:value="0" table:style-name="ce1">
            <text:p>0</text:p>
          </table:table-cell>
          <table:table-cell office:value-type="float" office:value="277.89999999999998" table:style-name="ce1">
            <text:p>277.9</text:p>
          </table:table-cell>
          <table:table-cell table:number-columns-repeated="1636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7.8" table:style-name="ce1">
            <text:p>4127.8</text:p>
          </table:table-cell>
          <table:table-cell office:value-type="float" office:value="3530.9" table:style-name="ce1">
            <text:p>3530.9</text:p>
          </table:table-cell>
          <table:table-cell office:value-type="float" office:value="596.9" table:style-name="ce1">
            <text:p>59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0.9" table:style-name="ce1">
            <text:p>690.9</text:p>
          </table:table-cell>
          <table:table-cell office:value-type="float" office:value="2614.4" table:style-name="ce1">
            <text:p>2614.4</text:p>
          </table:table-cell>
          <table:table-cell office:value-type="float" office:value="-1" table:style-name="ce1">
            <text:p>-1</text:p>
          </table:table-cell>
          <table:table-cell office:value-type="float" office:value="149.1" table:style-name="ce1">
            <text:p>149.1</text:p>
          </table:table-cell>
          <table:table-cell office:value-type="float" office:value="0" table:style-name="ce1">
            <text:p>0</text:p>
          </table:table-cell>
          <table:table-cell office:value-type="float" office:value="267.7" table:style-name="ce1">
            <text:p>267.7</text:p>
          </table:table-cell>
          <table:table-cell table:number-columns-repeated="1636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7.8" table:style-name="ce1">
            <text:p>4127.8</text:p>
          </table:table-cell>
          <table:table-cell office:value-type="float" office:value="3530.9" table:style-name="ce1">
            <text:p>3530.9</text:p>
          </table:table-cell>
          <table:table-cell office:value-type="float" office:value="596.9" table:style-name="ce1">
            <text:p>59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0.9" table:style-name="ce1">
            <text:p>690.9</text:p>
          </table:table-cell>
          <table:table-cell office:value-type="float" office:value="2614.4" table:style-name="ce1">
            <text:p>2614.4</text:p>
          </table:table-cell>
          <table:table-cell office:value-type="float" office:value="-1" table:style-name="ce1">
            <text:p>-1</text:p>
          </table:table-cell>
          <table:table-cell office:value-type="float" office:value="149.19999999999999" table:style-name="ce1">
            <text:p>149.2</text:p>
          </table:table-cell>
          <table:table-cell office:value-type="float" office:value="0" table:style-name="ce1">
            <text:p>0</text:p>
          </table:table-cell>
          <table:table-cell office:value-type="float" office:value="267.8" table:style-name="ce1">
            <text:p>267.8</text:p>
          </table:table-cell>
          <table:table-cell table:number-columns-repeated="16368"/>
        </table:table-row>
        <table:table-row table:number-rows-repeated="1048565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513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944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3.37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6887.6" table:style-name="ce1">
            <text:p>6887.6</text:p>
          </table:table-cell>
          <table:table-cell office:value-type="float" office:value="31.9" table:style-name="ce1">
            <text:p>31.9</text:p>
          </table:table-cell>
          <table:table-cell office:value-type="float" office:value="6887.6" table:style-name="ce1">
            <text:p>6887.6</text:p>
          </table:table-cell>
          <table:table-cell office:value-type="float" office:value="445.8" table:style-name="ce1">
            <text:p>445.8</text:p>
          </table:table-cell>
          <table:table-cell office:value-type="float" office:value="13775.2" table:style-name="ce1">
            <text:p>13775.2</text:p>
          </table:table-cell>
          <table:table-cell office:value-type="float" office:value="477.7" table:style-name="ce1">
            <text:p>477.7</text:p>
          </table:table-cell>
          <table:table-cell office:value-type="float" office:value="6919.5" table:style-name="ce1">
            <text:p>6919.5</text:p>
          </table:table-cell>
          <table:table-cell office:value-type="float" office:value="-7333.4000000000005" table:style-name="ce1">
            <text:p>-7333.4</text:p>
          </table:table-cell>
          <table:table-cell table:number-columns-repeated="16375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4561.5" table:style-name="ce1">
            <text:p>4561.5</text:p>
          </table:table-cell>
          <table:table-cell office:value-type="float" office:value="25.7" table:style-name="ce1">
            <text:p>25.7</text:p>
          </table:table-cell>
          <table:table-cell office:value-type="float" office:value="4561.5" table:style-name="ce1">
            <text:p>4561.5</text:p>
          </table:table-cell>
          <table:table-cell office:value-type="float" office:value="842.6" table:style-name="ce1">
            <text:p>842.6</text:p>
          </table:table-cell>
          <table:table-cell office:value-type="float" office:value="9123" table:style-name="ce1">
            <text:p>9123</text:p>
          </table:table-cell>
          <table:table-cell office:value-type="float" office:value="868.30000000000007" table:style-name="ce1">
            <text:p>868.3</text:p>
          </table:table-cell>
          <table:table-cell office:value-type="float" office:value="4587.2" table:style-name="ce1">
            <text:p>4587.2</text:p>
          </table:table-cell>
          <table:table-cell office:value-type="float" office:value="-5404.1" table:style-name="ce1">
            <text:p>-5404.1</text:p>
          </table:table-cell>
          <table:table-cell table:number-columns-repeated="16375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5318.6" table:style-name="ce1">
            <text:p>5318.6</text:p>
          </table:table-cell>
          <table:table-cell office:value-type="float" office:value="22.4" table:style-name="ce1">
            <text:p>22.4</text:p>
          </table:table-cell>
          <table:table-cell office:value-type="float" office:value="5318.6" table:style-name="ce1">
            <text:p>5318.6</text:p>
          </table:table-cell>
          <table:table-cell office:value-type="float" office:value="566.5" table:style-name="ce1">
            <text:p>566.5</text:p>
          </table:table-cell>
          <table:table-cell office:value-type="float" office:value="10637.2" table:style-name="ce1">
            <text:p>10637.2</text:p>
          </table:table-cell>
          <table:table-cell office:value-type="float" office:value="588.9" table:style-name="ce1">
            <text:p>588.9</text:p>
          </table:table-cell>
          <table:table-cell office:value-type="float" office:value="5341" table:style-name="ce1">
            <text:p>5341</text:p>
          </table:table-cell>
          <table:table-cell office:value-type="float" office:value="-5885.1" table:style-name="ce1">
            <text:p>-5885.1</text:p>
          </table:table-cell>
          <table:table-cell table:number-columns-repeated="16375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7964.5" table:style-name="ce1">
            <text:p>7964.5</text:p>
          </table:table-cell>
          <table:table-cell office:value-type="float" office:value="16.8" table:style-name="ce1">
            <text:p>16.8</text:p>
          </table:table-cell>
          <table:table-cell office:value-type="float" office:value="7964.5" table:style-name="ce1">
            <text:p>7964.5</text:p>
          </table:table-cell>
          <table:table-cell office:value-type="float" office:value="583.29999999999995" table:style-name="ce1">
            <text:p>583.3</text:p>
          </table:table-cell>
          <table:table-cell office:value-type="float" office:value="15929" table:style-name="ce1">
            <text:p>15929</text:p>
          </table:table-cell>
          <table:table-cell office:value-type="float" office:value="600.09999999999991" table:style-name="ce1">
            <text:p>600.1</text:p>
          </table:table-cell>
          <table:table-cell office:value-type="float" office:value="7981.3" table:style-name="ce1">
            <text:p>7981.3</text:p>
          </table:table-cell>
          <table:table-cell office:value-type="float" office:value="-8547.7999999999993" table:style-name="ce1">
            <text:p>-8547.8</text:p>
          </table:table-cell>
          <table:table-cell table:number-columns-repeated="16375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3650" table:style-name="ce1">
            <text:p>3650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3650" table:style-name="ce1">
            <text:p>3650</text:p>
          </table:table-cell>
          <table:table-cell office:value-type="float" office:value="342.3" table:style-name="ce1">
            <text:p>342.3</text:p>
          </table:table-cell>
          <table:table-cell office:value-type="float" office:value="7300" table:style-name="ce1">
            <text:p>7300</text:p>
          </table:table-cell>
          <table:table-cell office:value-type="float" office:value="360.2" table:style-name="ce1">
            <text:p>360.2</text:p>
          </table:table-cell>
          <table:table-cell office:value-type="float" office:value="3667.9" table:style-name="ce1">
            <text:p>3667.9</text:p>
          </table:table-cell>
          <table:table-cell office:value-type="float" office:value="-3992.3" table:style-name="ce1">
            <text:p>-3992.3</text:p>
          </table:table-cell>
          <table:table-cell table:number-columns-repeated="16375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6401.2" table:style-name="ce1">
            <text:p>6401.2</text:p>
          </table:table-cell>
          <table:table-cell office:value-type="float" office:value="25.2" table:style-name="ce1">
            <text:p>25.2</text:p>
          </table:table-cell>
          <table:table-cell office:value-type="float" office:value="6401.2" table:style-name="ce1">
            <text:p>6401.2</text:p>
          </table:table-cell>
          <table:table-cell office:value-type="float" office:value="549" table:style-name="ce1">
            <text:p>549</text:p>
          </table:table-cell>
          <table:table-cell office:value-type="float" office:value="12802.4" table:style-name="ce1">
            <text:p>12802.4</text:p>
          </table:table-cell>
          <table:table-cell office:value-type="float" office:value="574.20000000000005" table:style-name="ce1">
            <text:p>574.2</text:p>
          </table:table-cell>
          <table:table-cell office:value-type="float" office:value="6426.4" table:style-name="ce1">
            <text:p>6426.4</text:p>
          </table:table-cell>
          <table:table-cell office:value-type="float" office:value="-6950.2" table:style-name="ce1">
            <text:p>-6950.2</text:p>
          </table:table-cell>
          <table:table-cell table:number-columns-repeated="16375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0" table:style-name="ce1">
            <text:p>0</text:p>
          </table:table-cell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office:value-type="float" office:value="441.9" table:style-name="ce1">
            <text:p>441.9</text:p>
          </table:table-cell>
          <table:table-cell office:value-type="float" office:value="0" table:style-name="ce1">
            <text:p>0</text:p>
          </table:table-cell>
          <table:table-cell office:value-type="float" office:value="464.09999999999997" table:style-name="ce1">
            <text:p>464.1</text:p>
          </table:table-cell>
          <table:table-cell office:value-type="float" office:value="22.2" table:style-name="ce1">
            <text:p>22.2</text:p>
          </table:table-cell>
          <table:table-cell office:value-type="float" office:value="-441.9" table:style-name="ce1">
            <text:p>-441.9</text:p>
          </table:table-cell>
          <table:table-cell table:number-columns-repeated="16375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3071.6" table:style-name="ce1">
            <text:p>3071.6</text:p>
          </table:table-cell>
          <table:table-cell office:value-type="float" office:value="20.3" table:style-name="ce1">
            <text:p>20.3</text:p>
          </table:table-cell>
          <table:table-cell office:value-type="float" office:value="3071.6" table:style-name="ce1">
            <text:p>3071.6</text:p>
          </table:table-cell>
          <table:table-cell office:value-type="float" office:value="335.4" table:style-name="ce1">
            <text:p>335.4</text:p>
          </table:table-cell>
          <table:table-cell office:value-type="float" office:value="6143.2" table:style-name="ce1">
            <text:p>6143.2</text:p>
          </table:table-cell>
          <table:table-cell office:value-type="float" office:value="355.7" table:style-name="ce1">
            <text:p>355.7</text:p>
          </table:table-cell>
          <table:table-cell office:value-type="float" office:value="3091.9" table:style-name="ce1">
            <text:p>3091.9</text:p>
          </table:table-cell>
          <table:table-cell office:value-type="float" office:value="-3407" table:style-name="ce1">
            <text:p>-3407</text:p>
          </table:table-cell>
          <table:table-cell table:number-columns-repeated="16375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4" table:style-name="ce1">
            <text:p>-0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785.54" table:formula="msoxl:=AVERAGE(B2:B11)" table:style-name="ce8">
            <text:p>3785.5</text:p>
          </table:table-cell>
          <table:table-cell office:value-type="float" office:value="18.369999999999997" table:formula="msoxl:=AVERAGE(C2:C11)" table:style-name="ce8">
            <text:p>18.4</text:p>
          </table:table-cell>
          <table:table-cell office:value-type="float" office:value="3785.54" table:formula="msoxl:=AVERAGE(D2:D11)" table:style-name="ce8">
            <text:p>3785.5</text:p>
          </table:table-cell>
          <table:table-cell office:value-type="float" office:value="410.7" table:formula="msoxl:=AVERAGE(E2:E11)" table:style-name="ce8">
            <text:p>410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123.7799485410278" table:formula="msoxl:=IF(B13=0,0,MAX(SUMPRODUCT(B2:B11,B2:B11)/SUM(B2:B11)-B13,0))" table:style-name="ce8">
            <text:p>2123.8</text:p>
          </table:table-cell>
          <table:table-cell office:value-type="float" office:value="5.1647305389221643" table:formula="msoxl:=IF(C13=0,0,MAX(SUMPRODUCT(C2:C11,C2:C11)/SUM(C2:C11)-C13,0))" table:style-name="ce8">
            <text:p>5.2</text:p>
          </table:table-cell>
          <table:table-cell office:value-type="float" office:value="2123.7799485410278" table:formula="msoxl:=IF(D13=0,0,MAX(SUMPRODUCT(D2:D11,D2:D11)/SUM(D2:D11)-D13,0))" table:style-name="ce8">
            <text:p>2123.8</text:p>
          </table:table-cell>
          <table:table-cell office:value-type="float" office:value="148.39730703676656" table:formula="msoxl:=IF(E13=0,0,MAX(SUMPRODUCT(E2:E11,E2:E11)/SUM(E2:E11)-E13,0))" table:style-name="ce8">
            <text:p>148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55.1800514589722" table:formula="msoxl:=ABS(MAX(B2:B11)-B13-B14)" table:style-name="ce8">
            <text:p>2055.2</text:p>
          </table:table-cell>
          <table:table-cell office:value-type="float" office:value="8.3652694610778369" table:formula="msoxl:=ABS(MAX(C2:C11)-C13-C14)" table:style-name="ce8">
            <text:p>8.4</text:p>
          </table:table-cell>
          <table:table-cell office:value-type="float" office:value="2055.1800514589722" table:formula="msoxl:=ABS(MAX(D2:D11)-D13-D14)" table:style-name="ce8">
            <text:p>2055.2</text:p>
          </table:table-cell>
          <table:table-cell office:value-type="float" office:value="283.50269296323347" table:formula="msoxl:=ABS(MAX(E2:E11)-E13-E14)" table:style-name="ce8">
            <text:p>283.5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513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944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23975.8" table:style-name="ce1">
            <text:p>23975.8</text:p>
          </table:table-cell>
          <table:table-cell office:value-type="float" office:value="217.7" table:style-name="ce1">
            <text:p>217.7</text:p>
          </table:table-cell>
          <table:table-cell office:value-type="float" office:value="23975.8" table:style-name="ce1">
            <text:p>23975.8</text:p>
          </table:table-cell>
          <table:table-cell office:value-type="float" office:value="379.2" table:style-name="ce1">
            <text:p>379.2</text:p>
          </table:table-cell>
          <table:table-cell table:number-columns-repeated="16379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16344.7" table:style-name="ce1">
            <text:p>16344.7</text:p>
          </table:table-cell>
          <table:table-cell office:value-type="float" office:value="329.4" table:style-name="ce1">
            <text:p>329.4</text:p>
          </table:table-cell>
          <table:table-cell office:value-type="float" office:value="16344.7" table:style-name="ce1">
            <text:p>16344.7</text:p>
          </table:table-cell>
          <table:table-cell office:value-type="float" office:value="625.9" table:style-name="ce1">
            <text:p>625.9</text:p>
          </table:table-cell>
          <table:table-cell table:number-columns-repeated="16379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18580.7" table:style-name="ce1">
            <text:p>18580.7</text:p>
          </table:table-cell>
          <table:table-cell office:value-type="float" office:value="233" table:style-name="ce1">
            <text:p>233</text:p>
          </table:table-cell>
          <table:table-cell office:value-type="float" office:value="18580.7" table:style-name="ce1">
            <text:p>18580.7</text:p>
          </table:table-cell>
          <table:table-cell office:value-type="float" office:value="434.3" table:style-name="ce1">
            <text:p>434.3</text:p>
          </table:table-cell>
          <table:table-cell table:number-columns-repeated="16379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28532.6" table:style-name="ce1">
            <text:p>28532.6</text:p>
          </table:table-cell>
          <table:table-cell office:value-type="float" office:value="226.7" table:style-name="ce1">
            <text:p>226.7</text:p>
          </table:table-cell>
          <table:table-cell office:value-type="float" office:value="28532.6" table:style-name="ce1">
            <text:p>28532.6</text:p>
          </table:table-cell>
          <table:table-cell office:value-type="float" office:value="430.6" table:style-name="ce1">
            <text:p>430.6</text:p>
          </table:table-cell>
          <table:table-cell table:number-columns-repeated="16379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13204.5" table:style-name="ce1">
            <text:p>13204.5</text:p>
          </table:table-cell>
          <table:table-cell office:value-type="float" office:value="153.5" table:style-name="ce1">
            <text:p>153.5</text:p>
          </table:table-cell>
          <table:table-cell office:value-type="float" office:value="13204.5" table:style-name="ce1">
            <text:p>13204.5</text:p>
          </table:table-cell>
          <table:table-cell office:value-type="float" office:value="273.60000000000002" table:style-name="ce1">
            <text:p>273.6</text:p>
          </table:table-cell>
          <table:table-cell table:number-columns-repeated="16379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22700.799999999999" table:style-name="ce1">
            <text:p>22700.8</text:p>
          </table:table-cell>
          <table:table-cell office:value-type="float" office:value="233.4" table:style-name="ce1">
            <text:p>233.4</text:p>
          </table:table-cell>
          <table:table-cell office:value-type="float" office:value="22700.799999999999" table:style-name="ce1">
            <text:p>22700.8</text:p>
          </table:table-cell>
          <table:table-cell office:value-type="float" office:value="430.3" table:style-name="ce1">
            <text:p>430.3</text:p>
          </table:table-cell>
          <table:table-cell table:number-columns-repeated="16379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20128.5" table:style-name="ce1">
            <text:p>20128.5</text:p>
          </table:table-cell>
          <table:table-cell office:value-type="float" office:value="193.5" table:style-name="ce1">
            <text:p>193.5</text:p>
          </table:table-cell>
          <table:table-cell office:value-type="float" office:value="20128.5" table:style-name="ce1">
            <text:p>20128.5</text:p>
          </table:table-cell>
          <table:table-cell office:value-type="float" office:value="345.7" table:style-name="ce1">
            <text:p>345.7</text:p>
          </table:table-cell>
          <table:table-cell table:number-columns-repeated="16379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10618.1" table:style-name="ce1">
            <text:p>10618.1</text:p>
          </table:table-cell>
          <table:table-cell office:value-type="float" office:value="162.69999999999999" table:style-name="ce1">
            <text:p>162.7</text:p>
          </table:table-cell>
          <table:table-cell office:value-type="float" office:value="10618.1" table:style-name="ce1">
            <text:p>10618.1</text:p>
          </table:table-cell>
          <table:table-cell office:value-type="float" office:value="272.3" table:style-name="ce1">
            <text:p>272.3</text:p>
          </table:table-cell>
          <table:table-cell table:number-columns-repeated="16379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0.9" table:style-name="ce1">
            <text:p>10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5408.679999999998" table:formula="msoxl:=AVERAGE(B2:B11)" table:style-name="ce8">
            <text:p>15408.7</text:p>
          </table:table-cell>
          <table:table-cell office:value-type="float" office:value="177.17000000000002" table:formula="msoxl:=AVERAGE(C2:C11)" table:style-name="ce8">
            <text:p>177.2</text:p>
          </table:table-cell>
          <table:table-cell office:value-type="float" office:value="15408.679999999998" table:formula="msoxl:=AVERAGE(D2:D11)" table:style-name="ce8">
            <text:p>15408.7</text:p>
          </table:table-cell>
          <table:table-cell office:value-type="float" office:value="319.3" table:formula="msoxl:=AVERAGE(E2:E11)" table:style-name="ce8">
            <text:p>31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416.7611211083658" table:formula="msoxl:=IF(B13=0,0,MAX(SUMPRODUCT(B2:B11,B2:B11)/SUM(B2:B11)-B13,0))" table:style-name="ce8">
            <text:p>5416.8</text:p>
          </table:table-cell>
          <table:table-cell office:value-type="float" office:value="50.728916295083735" table:formula="msoxl:=IF(C13=0,0,MAX(SUMPRODUCT(C2:C11,C2:C11)/SUM(C2:C11)-C13,0))" table:style-name="ce8">
            <text:p>50.7</text:p>
          </table:table-cell>
          <table:table-cell office:value-type="float" office:value="5416.7611211083658" table:formula="msoxl:=IF(D13=0,0,MAX(SUMPRODUCT(D2:D11,D2:D11)/SUM(D2:D11)-D13,0))" table:style-name="ce8">
            <text:p>5416.8</text:p>
          </table:table-cell>
          <table:table-cell office:value-type="float" office:value="107.64894456623864" table:formula="msoxl:=IF(E13=0,0,MAX(SUMPRODUCT(E2:E11,E2:E11)/SUM(E2:E11)-E13,0))" table:style-name="ce8">
            <text:p>10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707.1588788916342" table:formula="msoxl:=ABS(MAX(B2:B11)-B13-B14)" table:style-name="ce8">
            <text:p>7707.2</text:p>
          </table:table-cell>
          <table:table-cell office:value-type="float" office:value="101.50108370491623" table:formula="msoxl:=ABS(MAX(C2:C11)-C13-C14)" table:style-name="ce8">
            <text:p>101.5</text:p>
          </table:table-cell>
          <table:table-cell office:value-type="float" office:value="7707.1588788916342" table:formula="msoxl:=ABS(MAX(D2:D11)-D13-D14)" table:style-name="ce8">
            <text:p>7707.2</text:p>
          </table:table-cell>
          <table:table-cell office:value-type="float" office:value="198.95105543376133" table:formula="msoxl:=ABS(MAX(E2:E11)-E13-E14)" table:style-name="ce8">
            <text:p>199.0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513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944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3.37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27368.3" table:style-name="ce1">
            <text:p>27368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8" table:style-name="ce1">
            <text:p>6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9059.5" table:style-name="ce1">
            <text:p>1905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1335.4" table:style-name="ce1">
            <text:p>2133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6" table:style-name="ce1">
            <text:p>8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32318" table:style-name="ce1">
            <text:p>323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6" table:style-name="ce1">
            <text:p>1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4782.3" table:style-name="ce1">
            <text:p>1478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9" table:style-name="ce1">
            <text:p>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5021.1" table:style-name="ce1">
            <text:p>2502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7" table:style-name="ce1">
            <text:p>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21074.2" table:style-name="ce1">
            <text:p>2107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3" table:style-name="ce1">
            <text:p>1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127.8" table:style-name="ce1">
            <text:p>12127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9.8" table:style-name="ce1">
            <text:p>99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513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944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0" table:style-name="ce1">
            <text:p>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465" table:style-name="ce1">
            <text:p>7465</text:p>
          </table:table-cell>
          <table:table-cell office:value-type="float" office:value="-1" table:style-name="ce1">
            <text:p>-1</text:p>
          </table:table-cell>
          <table:table-cell office:value-type="float" office:value="9139" table:style-name="ce1">
            <text:p>9139</text:p>
          </table:table-cell>
          <table:table-cell office:value-type="float" office:value="415" table:style-name="ce1">
            <text:p>415</text:p>
          </table:table-cell>
          <table:table-cell office:value-type="float" office:value="-1" table:style-name="ce1">
            <text:p>-1</text:p>
          </table:table-cell>
          <table:table-cell office:value-type="float" office:value="212574" table:style-name="ce1">
            <text:p>21257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364" table:style-name="ce1">
            <text:p>36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table:number-columns-repeated="16346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5" table:style-name="ce1">
            <text:p>1205</text:p>
          </table:table-cell>
          <table:table-cell office:value-type="float" office:value="0" table:style-name="ce1">
            <text:p>0</text:p>
          </table:table-cell>
          <table:table-cell office:value-type="float" office:value="-1027" table:style-name="ce1">
            <text:p>-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2575" table:style-name="ce1">
            <text:p>-212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8" table:style-name="ce1">
            <text:p>-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58" table:style-name="ce1">
            <text:p>-58</text:p>
          </table:table-cell>
          <table:table-cell table:number-columns-repeated="16346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887" table:style-name="ce1">
            <text:p>-5887</text:p>
          </table:table-cell>
          <table:table-cell office:value-type="float" office:value="0" table:style-name="ce1">
            <text:p>0</text:p>
          </table:table-cell>
          <table:table-cell office:value-type="float" office:value="-405" table:style-name="ce1">
            <text:p>-4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46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" table:style-name="ce1">
            <text:p>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97" table:style-name="ce1">
            <text:p>3897</text:p>
          </table:table-cell>
          <table:table-cell office:value-type="float" office:value="0" table:style-name="ce1">
            <text:p>0</text:p>
          </table:table-cell>
          <table:table-cell office:value-type="float" office:value="-3497" table:style-name="ce1">
            <text:p>-3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46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1442" table:style-name="ce1">
            <text:p>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5" table:style-name="ce1">
            <text:p>-35</text:p>
          </table:table-cell>
          <table:table-cell table:number-columns-repeated="16346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1504" table:style-name="ce1">
            <text:p>1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number-columns-repeated="16346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-5165" table:style-name="ce1">
            <text:p>-5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-40" table:style-name="ce1">
            <text:p>-40</text:p>
          </table:table-cell>
          <table:table-cell table:number-columns-repeated="16346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-1449" table:style-name="ce1">
            <text:p>-1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9" table:style-name="ce1">
            <text:p>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976" table:style-name="ce1">
            <text:p>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" table:style-name="ce1">
            <text:p>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5051" table:style-name="ce1">
            <text:p>215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number-rows-repeated="1048565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54M51.000S" table:style-name="ce9">
            <text:p>11:54:5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4M51.000S" table:style-name="ce10">
            <text:p>11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55M21.000S" table:style-name="ce9">
            <text:p>11:55:2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5M21.000S" table:style-name="ce10">
            <text:p>11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55M51.000S" table:style-name="ce9">
            <text:p>11:55:5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5M51.000S" table:style-name="ce10">
            <text:p>11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56M21.000S" table:style-name="ce9">
            <text:p>11:56:2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6M21.000S" table:style-name="ce10">
            <text:p>11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56M51.000S" table:style-name="ce9">
            <text:p>11:56:5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6M51.000S" table:style-name="ce10">
            <text:p>11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1H57M21.000S" table:style-name="ce9">
            <text:p>11:57:2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7M21.000S" table:style-name="ce10">
            <text:p>11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1H57M51.000S" table:style-name="ce9">
            <text:p>11:57:5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7M51.000S" table:style-name="ce10">
            <text:p>11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1H58M21.000S" table:style-name="ce9">
            <text:p>11:58:2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8M21.000S" table:style-name="ce10">
            <text:p>11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1H58M51.000S" table:style-name="ce9">
            <text:p>11:58:5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8M51.000S" table:style-name="ce10">
            <text:p>11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1H59M21.000S" table:style-name="ce9">
            <text:p>11:59:2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59M21.000S" table:style-name="ce10">
            <text:p>11:59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513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5.7" table:style-name="ce1">
            <text:p>5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92.6" table:style-name="ce1">
            <text:p>92.6</text:p>
          </table:table-cell>
          <table:table-cell office:value-type="float" office:value="6.8000000000000007" table:style-name="ce1">
            <text:p>6.8</text:p>
          </table:table-cell>
          <table:table-cell table:number-columns-repeated="1637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47.5" table:style-name="ce1">
            <text:p>47.5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41.8" table:style-name="ce1">
            <text:p>41.8</text:p>
          </table:table-cell>
          <table:table-cell office:value-type="float" office:value="58.2" table:style-name="ce1">
            <text:p>58.2</text:p>
          </table:table-cell>
          <table:table-cell table:number-columns-repeated="1637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57.6" table:style-name="ce1">
            <text:p>57.6</text:p>
          </table:table-cell>
          <table:table-cell office:value-type="float" office:value="12.1" table:style-name="ce1">
            <text:p>12.1</text:p>
          </table:table-cell>
          <table:table-cell office:value-type="float" office:value="0" table:style-name="ce1">
            <text:p>0</text:p>
          </table:table-cell>
          <table:table-cell office:value-type="float" office:value="30.3" table:style-name="ce1">
            <text:p>30.3</text:p>
          </table:table-cell>
          <table:table-cell office:value-type="float" office:value="69.7" table:style-name="ce1">
            <text:p>69.7</text:p>
          </table:table-cell>
          <table:table-cell table:number-columns-repeated="1637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22.6" table:style-name="ce1">
            <text:p>22.6</text:p>
          </table:table-cell>
          <table:table-cell office:value-type="float" office:value="77.399999999999991" table:style-name="ce1">
            <text:p>77.4</text:p>
          </table:table-cell>
          <table:table-cell table:number-columns-repeated="1637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18.5" table:style-name="ce1">
            <text:p>18.5</text:p>
          </table:table-cell>
          <table:table-cell office:value-type="float" office:value="81.5" table:style-name="ce1">
            <text:p>81.5</text:p>
          </table:table-cell>
          <table:table-cell table:number-columns-repeated="1637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66.2" table:style-name="ce1">
            <text:p>66.2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23.3" table:style-name="ce1">
            <text:p>23.3</text:p>
          </table:table-cell>
          <table:table-cell office:value-type="float" office:value="76.600000000000009" table:style-name="ce1">
            <text:p>76.6</text:p>
          </table:table-cell>
          <table:table-cell table:number-columns-repeated="1637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67.900000000000006" table:style-name="ce1">
            <text:p>67.9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82.300000000000011" table:style-name="ce1">
            <text:p>82.3</text:p>
          </table:table-cell>
          <table:table-cell table:number-columns-repeated="1637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62.8" table:style-name="ce1">
            <text:p>62.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9.2" table:style-name="ce1">
            <text:p>29.2</text:p>
          </table:table-cell>
          <table:table-cell office:value-type="float" office:value="70.8" table:style-name="ce1">
            <text:p>70.8</text:p>
          </table:table-cell>
          <table:table-cell table:number-columns-repeated="1637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59.6" table:style-name="ce1">
            <text:p>59.6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office:value-type="float" office:value="64.099999999999994" table:style-name="ce1">
            <text:p>64.1</text:p>
          </table:table-cell>
          <table:table-cell table:number-columns-repeated="1637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18" table:style-name="ce1">
            <text:p>50.18</text:p>
          </table:table-cell>
          <table:table-cell office:value-type="float" office:value="8.57" table:style-name="ce1">
            <text:p>8.57</text:p>
          </table:table-cell>
          <table:table-cell office:value-type="float" office:value="6.9999999999999993E-2" table:style-name="ce1">
            <text:p>0.07</text:p>
          </table:table-cell>
          <table:table-cell office:value-type="float" office:value="41.169999999999995" table:style-name="ce1">
            <text:p>41.17</text:p>
          </table:table-cell>
          <table:table-cell office:value-type="float" office:value="58.75" table:style-name="ce1">
            <text:p>58.75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513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5.3" table:style-name="ce1">
            <text:p>5.3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93.7" table:style-name="ce1">
            <text:p>93.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48.9" table:style-name="ce1">
            <text:p>48.9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59.8" table:style-name="ce1">
            <text:p>59.8</text:p>
          </table:table-cell>
          <table:table-cell table:number-columns-repeated="1637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62.2" table:style-name="ce1">
            <text:p>62.2</text:p>
          </table:table-cell>
          <table:table-cell office:value-type="float" office:value="11.1" table:style-name="ce1">
            <text:p>11.1</text:p>
          </table:table-cell>
          <table:table-cell office:value-type="float" office:value="0.1" table:style-name="ce1">
            <text:p>0.1</text:p>
          </table:table-cell>
          <table:table-cell office:value-type="float" office:value="26.6" table:style-name="ce1">
            <text:p>26.6</text:p>
          </table:table-cell>
          <table:table-cell office:value-type="float" office:value="73.3" table:style-name="ce1">
            <text:p>73.3</text:p>
          </table:table-cell>
          <table:table-cell table:number-columns-repeated="1637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70.8" table:style-name="ce1">
            <text:p>70.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20.5" table:style-name="ce1">
            <text:p>20.5</text:p>
          </table:table-cell>
          <table:table-cell office:value-type="float" office:value="79.5" table:style-name="ce1">
            <text:p>79.5</text:p>
          </table:table-cell>
          <table:table-cell table:number-columns-repeated="1637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13.5" table:style-name="ce1">
            <text:p>13.5</text:p>
          </table:table-cell>
          <table:table-cell office:value-type="float" office:value="0.1" table:style-name="ce1">
            <text:p>0.1</text:p>
          </table:table-cell>
          <table:table-cell office:value-type="float" office:value="12.5" table:style-name="ce1">
            <text:p>12.5</text:p>
          </table:table-cell>
          <table:table-cell office:value-type="float" office:value="87.4" table:style-name="ce1">
            <text:p>87.4</text:p>
          </table:table-cell>
          <table:table-cell table:number-columns-repeated="1637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68.2" table:style-name="ce1">
            <text:p>68.2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23.6" table:style-name="ce1">
            <text:p>23.6</text:p>
          </table:table-cell>
          <table:table-cell office:value-type="float" office:value="76.3" table:style-name="ce1">
            <text:p>76.3</text:p>
          </table:table-cell>
          <table:table-cell table:number-columns-repeated="1637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65.8" table:style-name="ce1">
            <text:p>65.8</text:p>
          </table:table-cell>
          <table:table-cell office:value-type="float" office:value="17.7" table:style-name="ce1">
            <text:p>17.7</text:p>
          </table:table-cell>
          <table:table-cell office:value-type="float" office:value="0.1" table:style-name="ce1">
            <text:p>0.1</text:p>
          </table:table-cell>
          <table:table-cell office:value-type="float" office:value="16.3" table:style-name="ce1">
            <text:p>16.3</text:p>
          </table:table-cell>
          <table:table-cell office:value-type="float" office:value="83.5" table:style-name="ce1">
            <text:p>83.5</text:p>
          </table:table-cell>
          <table:table-cell table:number-columns-repeated="1637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59.9" table:style-name="ce1">
            <text:p>59.9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98.6" table:style-name="ce1">
            <text:p>98.6</text:p>
          </table:table-cell>
          <table:table-cell office:value-type="float" office:value="1.2000000000000002" table:style-name="ce1">
            <text:p>1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44" table:style-name="ce1">
            <text:p>51.44</text:p>
          </table:table-cell>
          <table:table-cell office:value-type="float" office:value="8.4599999999999991" table:style-name="ce1">
            <text:p>8.46</text:p>
          </table:table-cell>
          <table:table-cell office:value-type="float" office:value="0.08" table:style-name="ce1">
            <text:p>0.08</text:p>
          </table:table-cell>
          <table:table-cell office:value-type="float" office:value="40" table:style-name="ce1">
            <text:p>40</text:p>
          </table:table-cell>
          <table:table-cell office:value-type="float" office:value="59.9" table:style-name="ce1">
            <text:p>59.9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513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4.7" table:style-name="ce1">
            <text:p>4.7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94.6" table:style-name="ce1">
            <text:p>94.6</text:p>
          </table:table-cell>
          <table:table-cell office:value-type="float" office:value="5.2" table:style-name="ce1">
            <text:p>5.2</text:p>
          </table:table-cell>
          <table:table-cell table:number-columns-repeated="1637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50.2" table:style-name="ce1">
            <text:p>50.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" table:style-name="ce1">
            <text:p>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59.900000000000006" table:style-name="ce1">
            <text:p>59.9</text:p>
          </table:table-cell>
          <table:table-cell table:number-columns-repeated="1637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61.3" table:style-name="ce1">
            <text:p>61.3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73.099999999999994" table:style-name="ce1">
            <text:p>73.1</text:p>
          </table:table-cell>
          <table:table-cell table:number-columns-repeated="1637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70.2" table:style-name="ce1">
            <text:p>70.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14.3" table:style-name="ce1">
            <text:p>14.3</text:p>
          </table:table-cell>
          <table:table-cell office:value-type="float" office:value="0" table:style-name="ce1">
            <text:p>0</text:p>
          </table:table-cell>
          <table:table-cell office:value-type="float" office:value="16.3" table:style-name="ce1">
            <text:p>16.3</text:p>
          </table:table-cell>
          <table:table-cell office:value-type="float" office:value="83.7" table:style-name="ce1">
            <text:p>83.7</text:p>
          </table:table-cell>
          <table:table-cell table:number-columns-repeated="1637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27.4" table:style-name="ce1">
            <text:p>27.4</text:p>
          </table:table-cell>
          <table:table-cell office:value-type="float" office:value="72.599999999999994" table:style-name="ce1">
            <text:p>72.6</text:p>
          </table:table-cell>
          <table:table-cell table:number-columns-repeated="1637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68.2" table:style-name="ce1">
            <text:p>68.2</text:p>
          </table:table-cell>
          <table:table-cell office:value-type="float" office:value="14.8" table:style-name="ce1">
            <text:p>14.8</text:p>
          </table:table-cell>
          <table:table-cell office:value-type="float" office:value="0.1" table:style-name="ce1">
            <text:p>0.1</text:p>
          </table:table-cell>
          <table:table-cell office:value-type="float" office:value="17" table:style-name="ce1">
            <text:p>17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57.9" table:style-name="ce1">
            <text:p>57.9</text:p>
          </table:table-cell>
          <table:table-cell office:value-type="float" office:value="9.4" table:style-name="ce1">
            <text:p>9.4</text:p>
          </table:table-cell>
          <table:table-cell office:value-type="float" office:value="0.2" table:style-name="ce1">
            <text:p>0.2</text:p>
          </table:table-cell>
          <table:table-cell office:value-type="float" office:value="32.5" table:style-name="ce1">
            <text:p>32.5</text:p>
          </table:table-cell>
          <table:table-cell office:value-type="float" office:value="67.3" table:style-name="ce1">
            <text:p>67.3</text:p>
          </table:table-cell>
          <table:table-cell table:number-columns-repeated="1637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58.5" table:style-name="ce1">
            <text:p>58.5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office:value-type="float" office:value="64.099999999999994" table:style-name="ce1">
            <text:p>64.1</text:p>
          </table:table-cell>
          <table:table-cell table:number-columns-repeated="1637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449999999999996" table:style-name="ce1">
            <text:p>50.45</text:p>
          </table:table-cell>
          <table:table-cell office:value-type="float" office:value="8.34" table:style-name="ce1">
            <text:p>8.34</text:p>
          </table:table-cell>
          <table:table-cell office:value-type="float" office:value="0.06" table:style-name="ce1">
            <text:p>0.06</text:p>
          </table:table-cell>
          <table:table-cell office:value-type="float" office:value="41.179999999999993" table:style-name="ce1">
            <text:p>41.18</text:p>
          </table:table-cell>
          <table:table-cell office:value-type="float" office:value="58.79" table:style-name="ce1">
            <text:p>58.79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513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1H54M51.000S" table:style-name="ce9">
            <text:p>11:54:51</text:p>
          </table:table-cell>
          <table:table-cell office:value-type="float" office:value="4.8" table:style-name="ce1">
            <text:p>4.8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94" table:style-name="ce1">
            <text:p>94</text:p>
          </table:table-cell>
          <table:table-cell office:value-type="float" office:value="5.6" table:style-name="ce1">
            <text:p>5.6</text:p>
          </table:table-cell>
          <table:table-cell table:number-columns-repeated="16378"/>
        </table:table-row>
        <table:table-row table:style-name="ro1">
          <table:table-cell office:value-type="time" office:time-value="PT984971H55M21.000S" table:style-name="ce9">
            <text:p>11:55:21</text:p>
          </table:table-cell>
          <table:table-cell office:value-type="float" office:value="49.1" table:style-name="ce1">
            <text:p>49.1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60.3" table:style-name="ce1">
            <text:p>60.3</text:p>
          </table:table-cell>
          <table:table-cell table:number-columns-repeated="16378"/>
        </table:table-row>
        <table:table-row table:style-name="ro1">
          <table:table-cell office:value-type="time" office:time-value="PT984971H55M51.000S" table:style-name="ce9">
            <text:p>11:55:51</text:p>
          </table:table-cell>
          <table:table-cell office:value-type="float" office:value="57.5" table:style-name="ce1">
            <text:p>57.5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30.3" table:style-name="ce1">
            <text:p>30.3</text:p>
          </table:table-cell>
          <table:table-cell office:value-type="float" office:value="69.8" table:style-name="ce1">
            <text:p>69.8</text:p>
          </table:table-cell>
          <table:table-cell table:number-columns-repeated="16378"/>
        </table:table-row>
        <table:table-row table:style-name="ro1">
          <table:table-cell office:value-type="time" office:time-value="PT984971H56M21.000S" table:style-name="ce9">
            <text:p>11:56:21</text:p>
          </table:table-cell>
          <table:table-cell office:value-type="float" office:value="65.7" table:style-name="ce1">
            <text:p>65.7</text:p>
          </table:table-cell>
          <table:table-cell office:value-type="float" office:value="11.3" table:style-name="ce1">
            <text:p>11.3</text:p>
          </table:table-cell>
          <table:table-cell office:value-type="float" office:value="0.2" table:style-name="ce1">
            <text:p>0.2</text:p>
          </table:table-cell>
          <table:table-cell office:value-type="float" office:value="22.8" table:style-name="ce1">
            <text:p>22.8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time" office:time-value="PT984971H56M51.000S" table:style-name="ce9">
            <text:p>11:56:51</text:p>
          </table:table-cell>
          <table:table-cell office:value-type="float" office:value="67.400000000000006" table:style-name="ce1">
            <text:p>67.4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82.100000000000009" table:style-name="ce1">
            <text:p>82.1</text:p>
          </table:table-cell>
          <table:table-cell table:number-columns-repeated="16378"/>
        </table:table-row>
        <table:table-row table:style-name="ro1">
          <table:table-cell office:value-type="time" office:time-value="PT984971H57M21.000S" table:style-name="ce9">
            <text:p>11:57:21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4.9" table:style-name="ce1">
            <text:p>24.9</text:p>
          </table:table-cell>
          <table:table-cell office:value-type="float" office:value="75.099999999999994" table:style-name="ce1">
            <text:p>75.1</text:p>
          </table:table-cell>
          <table:table-cell table:number-columns-repeated="16378"/>
        </table:table-row>
        <table:table-row table:style-name="ro1">
          <table:table-cell office:value-type="time" office:time-value="PT984971H57M51.000S" table:style-name="ce9">
            <text:p>11:57:51</text:p>
          </table:table-cell>
          <table:table-cell office:value-type="float" office:value="63.6" table:style-name="ce1">
            <text:p>63.6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22.9" table:style-name="ce1">
            <text:p>22.9</text:p>
          </table:table-cell>
          <table:table-cell office:value-type="float" office:value="77.099999999999994" table:style-name="ce1">
            <text:p>77.1</text:p>
          </table:table-cell>
          <table:table-cell table:number-columns-repeated="16378"/>
        </table:table-row>
        <table:table-row table:style-name="ro1">
          <table:table-cell office:value-type="time" office:time-value="PT984971H58M21.000S" table:style-name="ce9">
            <text:p>11:58:21</text:p>
          </table:table-cell>
          <table:table-cell office:value-type="float" office:value="59.6" table:style-name="ce1">
            <text:p>59.6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30.9" table:style-name="ce1">
            <text:p>30.9</text:p>
          </table:table-cell>
          <table:table-cell office:value-type="float" office:value="69.099999999999994" table:style-name="ce1">
            <text:p>69.1</text:p>
          </table:table-cell>
          <table:table-cell table:number-columns-repeated="16378"/>
        </table:table-row>
        <table:table-row table:style-name="ro1">
          <table:table-cell office:value-type="time" office:time-value="PT984971H58M51.000S" table:style-name="ce9">
            <text:p>11:58:51</text:p>
          </table:table-cell>
          <table:table-cell office:value-type="float" office:value="56.4" table:style-name="ce1">
            <text:p>56.4</text:p>
          </table:table-cell>
          <table:table-cell office:value-type="float" office:value="5.7" table:style-name="ce1">
            <text:p>5.7</text:p>
          </table:table-cell>
          <table:table-cell office:value-type="float" office:value="0.1" table:style-name="ce1">
            <text:p>0.1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62.1" table:style-name="ce1">
            <text:p>62.1</text:p>
          </table:table-cell>
          <table:table-cell table:number-columns-repeated="16378"/>
        </table:table-row>
        <table:table-row table:style-name="ro1">
          <table:table-cell office:value-type="time" office:time-value="PT984971H59M21.000S" table:style-name="ce9">
            <text:p>11:5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02" table:style-name="ce1">
            <text:p>49.0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.06" table:style-name="ce1">
            <text:p>0.06</text:p>
          </table:table-cell>
          <table:table-cell office:value-type="float" office:value="42.120000000000005" table:style-name="ce1">
            <text:p>42.12</text:p>
          </table:table-cell>
          <table:table-cell office:value-type="float" office:value="57.820000000000007" table:style-name="ce1">
            <text:p>57.82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6" table:contains-header="false" table:orientation="column">
          <table:sort>
            <table:sort-by table:field-number="15" table:order="descending"/>
          </table:sort>
        </table:database-range>
        <table:database-range table:target-range-address="DISKBUSY.B1:DISKBUSY.E16" table:contains-header="false" table:orientation="column">
          <table:sort>
            <table:sort-by table:field-number="15" table:order="descending"/>
          </table:sort>
        </table:database-range>
        <table:database-range table:target-range-address="DISKREAD.B1:DISKREAD.E16" table:contains-header="false" table:orientation="column">
          <table:sort>
            <table:sort-by table:field-number="15" table:order="descending"/>
          </table:sort>
        </table:database-range>
        <table:database-range table:target-range-address="DISKWRITE.B1:DISKWRITE.E16" table:contains-header="false" table:orientation="column">
          <table:sort>
            <table:sort-by table:field-number="15" table:order="descending"/>
          </table:sort>
        </table:database-range>
        <table:database-range table:target-range-address="DISKXFER.B1:DISKXFER.E16" table:contains-header="false" table:orientation="column">
          <table:sort>
            <table:sort-by table:field-number="15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5-11T09:26:14Z</meta:creation-date>
    <dc:date>2012-05-11T09:26:4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1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1" chart:class="chart:line" chart:attached-axis="primary-y" chart:style-name="G0S0">
            <chart:data-point chart:repeated="10"/>
          </chart:series>
          <chart:series chart:values-cell-range-address="DISK_SUMM.$D$2:.$D$11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1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1" chart:class="chart:line" chart:attached-axis="primary-y" chart:style-name="G0S0">
            <chart:data-point chart:repeated="10"/>
          </chart:series>
          <chart:series chart:label-cell-address="DISKBUSY.$C$1" chart:values-cell-range-address="DISKBUSY.$C$2:.$C$11" chart:class="chart:line" chart:attached-axis="primary-y" chart:style-name="G0S1">
            <chart:data-point chart:repeated="10"/>
          </chart:series>
          <chart:series chart:label-cell-address="DISKBUSY.$D$1" chart:values-cell-range-address="DISKBUSY.$D$2:.$D$11" chart:class="chart:line" chart:attached-axis="primary-y" chart:style-name="G0S2">
            <chart:data-point chart:repeated="10"/>
          </chart:series>
          <chart:series chart:label-cell-address="DISKBUSY.$E$1" chart:values-cell-range-address="DISKBUSY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3:.$E$13" chart:class="chart:bar" chart:attached-axis="primary-y" chart:style-name="G0S0">
            <chart:data-point chart:repeated="4"/>
          </chart:series>
          <chart:series chart:values-cell-range-address="DISKREAD.$B$14:.$E$14" chart:class="chart:bar" chart:attached-axis="primary-y" chart:style-name="G0S1">
            <chart:data-point chart:repeated="4"/>
          </chart:series>
          <chart:series chart:values-cell-range-address="DISKREAD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1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1" chart:class="chart:line" chart:attached-axis="primary-y" chart:style-name="G0S0">
            <chart:data-point chart:repeated="10"/>
          </chart:series>
          <chart:series chart:label-cell-address="DISKREAD.$C$1" chart:values-cell-range-address="DISKREAD.$C$2:.$C$11" chart:class="chart:line" chart:attached-axis="primary-y" chart:style-name="G0S1">
            <chart:data-point chart:repeated="10"/>
          </chart:series>
          <chart:series chart:label-cell-address="DISKREAD.$D$1" chart:values-cell-range-address="DISKREAD.$D$2:.$D$11" chart:class="chart:line" chart:attached-axis="primary-y" chart:style-name="G0S2">
            <chart:data-point chart:repeated="10"/>
          </chart:series>
          <chart:series chart:label-cell-address="DISKREAD.$E$1" chart:values-cell-range-address="DISKREAD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3:.$E$13" chart:class="chart:bar" chart:attached-axis="primary-y" chart:style-name="G0S0">
            <chart:data-point chart:repeated="4"/>
          </chart:series>
          <chart:series chart:values-cell-range-address="DISKWRITE.$B$14:.$E$14" chart:class="chart:bar" chart:attached-axis="primary-y" chart:style-name="G0S1">
            <chart:data-point chart:repeated="4"/>
          </chart:series>
          <chart:series chart:values-cell-range-address="DISKWRITE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1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1" chart:class="chart:line" chart:attached-axis="primary-y" chart:style-name="G0S0">
            <chart:data-point chart:repeated="10"/>
          </chart:series>
          <chart:series chart:label-cell-address="DISKWRITE.$C$1" chart:values-cell-range-address="DISKWRITE.$C$2:.$C$11" chart:class="chart:line" chart:attached-axis="primary-y" chart:style-name="G0S1">
            <chart:data-point chart:repeated="10"/>
          </chart:series>
          <chart:series chart:label-cell-address="DISKWRITE.$D$1" chart:values-cell-range-address="DISKWRITE.$D$2:.$D$11" chart:class="chart:line" chart:attached-axis="primary-y" chart:style-name="G0S2">
            <chart:data-point chart:repeated="10"/>
          </chart:series>
          <chart:series chart:label-cell-address="DISKWRITE.$E$1" chart:values-cell-range-address="DISKWRITE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3:.$E$13" chart:class="chart:bar" chart:attached-axis="primary-y" chart:style-name="G0S0">
            <chart:data-point chart:repeated="4"/>
          </chart:series>
          <chart:series chart:values-cell-range-address="DISKXFER.$B$14:.$E$14" chart:class="chart:bar" chart:attached-axis="primary-y" chart:style-name="G0S1">
            <chart:data-point chart:repeated="4"/>
          </chart:series>
          <chart:series chart:values-cell-range-address="DISKXFER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1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1" chart:class="chart:line" chart:attached-axis="primary-y" chart:style-name="G0S0">
            <chart:data-point chart:repeated="10"/>
          </chart:series>
          <chart:series chart:label-cell-address="DISKXFER.$C$1" chart:values-cell-range-address="DISKXFER.$C$2:.$C$11" chart:class="chart:line" chart:attached-axis="primary-y" chart:style-name="G0S1">
            <chart:data-point chart:repeated="10"/>
          </chart:series>
          <chart:series chart:label-cell-address="DISKXFER.$D$1" chart:values-cell-range-address="DISKXFER.$D$2:.$D$11" chart:class="chart:line" chart:attached-axis="primary-y" chart:style-name="G0S2">
            <chart:data-point chart:repeated="10"/>
          </chart:series>
          <chart:series chart:label-cell-address="DISKXFER.$E$1" chart:values-cell-range-address="DISKXFER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3" chart:values-cell-range-address="JFSFILE.$B$13:.$F$13" chart:class="chart:bar" chart:attached-axis="primary-y" chart:style-name="G0S0">
            <chart:data-point chart:repeated="5"/>
          </chart:series>
          <chart:series chart:label-cell-address="JFSFILE.$A$14" chart:values-cell-range-address="JFSFILE.$B$14:.$F$14" chart:class="chart:bar" chart:attached-axis="primary-y" chart:style-name="G0S1">
            <chart:data-point chart:repeated="5"/>
          </chart:series>
          <chart:series chart:label-cell-address="JFSFILE.$A$15" chart:values-cell-range-address="JFSFILE.$B$15:.$F$15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1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1"/>
          </chart:axis>
          <chart:axis chart:dimension="y" chart:name="primary-y" chart:style-name="Axs1"/>
          <chart:series chart:label-cell-address="MEM.$B$1" chart:values-cell-range-address="MEM.$B$2:.$B$11" chart:class="chart:area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1"/>
          </chart:axis>
          <chart:axis chart:dimension="y" chart:name="primary-y" chart:style-name="Axs1"/>
          <chart:series chart:label-cell-address="CPU_ALL.$B$1" chart:values-cell-range-address="CPU_ALL.$B$2:.$B$11" chart:class="chart:area" chart:attached-axis="primary-y" chart:style-name="G0S0">
            <chart:data-point chart:repeated="10"/>
          </chart:series>
          <chart:series chart:label-cell-address="CPU_ALL.$C$1" chart:values-cell-range-address="CPU_ALL.$C$2:.$C$11" chart:class="chart:area" chart:attached-axis="primary-y" chart:style-name="G0S1">
            <chart:data-point chart:repeated="10"/>
          </chart:series>
          <chart:series chart:label-cell-address="CPU_ALL.$D$1" chart:values-cell-range-address="CPU_ALL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1"/>
          </chart:axis>
          <chart:axis chart:dimension="y" chart:name="primary-y" chart:style-name="Axs1"/>
          <chart:series chart:label-cell-address="NET.$I$1" chart:values-cell-range-address="NET.$I$2:.$I$11" chart:class="chart:area" chart:attached-axis="primary-y" chart:style-name="G0S1">
            <chart:data-point chart:repeated="10"/>
          </chart:series>
          <chart:series chart:label-cell-address="NET.$H$1" chart:values-cell-range-address="NET.$H$2:.$H$11" chart:class="chart:area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3" chart:values-cell-range-address="NET.$B$13:.$E$13" chart:class="chart:bar" chart:attached-axis="primary-y" chart:style-name="G0S0">
            <chart:data-point chart:repeated="4"/>
          </chart:series>
          <chart:series chart:label-cell-address="NET.$A$14" chart:values-cell-range-address="NET.$B$14:.$E$14" chart:class="chart:bar" chart:attached-axis="primary-y" chart:style-name="G0S1">
            <chart:data-point chart:repeated="4"/>
          </chart:series>
          <chart:series chart:label-cell-address="NET.$A$15" chart:values-cell-range-address="NET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1"/>
          </chart:axis>
          <chart:axis chart:dimension="y" chart:name="primary-y" chart:style-name="Axs1"/>
          <chart:series chart:label-cell-address="NET.$B$1" chart:values-cell-range-address="NET.$B$2:.$B$11" chart:class="chart:area" chart:attached-axis="primary-y" chart:style-name="G0S0">
            <chart:data-point chart:repeated="10"/>
          </chart:series>
          <chart:series chart:label-cell-address="NET.$C$1" chart:values-cell-range-address="NET.$C$2:.$C$11" chart:class="chart:area" chart:attached-axis="primary-y" chart:style-name="G0S1">
            <chart:data-point chart:repeated="10"/>
          </chart:series>
          <chart:series chart:label-cell-address="NET.$D$1" chart:values-cell-range-address="NET.$D$2:.$D$11" chart:class="chart:area" chart:attached-axis="primary-y" chart:style-name="G0S2">
            <chart:data-point chart:repeated="10"/>
          </chart:series>
          <chart:series chart:label-cell-address="NET.$E$1" chart:values-cell-range-address="NET.$E$2:.$E$11" chart:class="chart:area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3" chart:values-cell-range-address="NETPACKET.$B$13:.$E$13" chart:class="chart:bar" chart:attached-axis="primary-y" chart:style-name="G0S0">
            <chart:data-point chart:repeated="4"/>
          </chart:series>
          <chart:series chart:label-cell-address="NETPACKET.$A$14" chart:values-cell-range-address="NETPACKET.$B$14:.$E$14" chart:class="chart:bar" chart:attached-axis="primary-y" chart:style-name="G0S1">
            <chart:data-point chart:repeated="4"/>
          </chart:series>
          <chart:series chart:label-cell-address="NETPACKET.$A$15" chart:values-cell-range-address="NETPACKET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1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1" chart:class="chart:line" chart:attached-axis="primary-y" chart:style-name="G0S0">
            <chart:data-point chart:repeated="10"/>
          </chart:series>
          <chart:series chart:label-cell-address="NETPACKET.$C$1" chart:values-cell-range-address="NETPACKET.$C$2:.$C$11" chart:class="chart:line" chart:attached-axis="primary-y" chart:style-name="G0S1">
            <chart:data-point chart:repeated="10"/>
          </chart:series>
          <chart:series chart:label-cell-address="NETPACKET.$D$1" chart:values-cell-range-address="NETPACKET.$D$2:.$D$11" chart:class="chart:line" chart:attached-axis="primary-y" chart:style-name="G0S2">
            <chart:data-point chart:repeated="10"/>
          </chart:series>
          <chart:series chart:label-cell-address="NETPACKET.$E$1" chart:values-cell-range-address="NETPACKET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1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1" chart:class="chart:line" chart:attached-axis="primary-y" chart:style-name="G0S0">
            <chart:data-point chart:repeated="10"/>
          </chart:series>
          <chart:series chart:label-cell-address="PROC.$C$1" chart:values-cell-range-address="PROC.$C$2:.$C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1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1" chart:class="chart:line" chart:attached-axis="primary-y" chart:style-name="G0S0">
            <chart:data-point chart:repeated="10"/>
          </chart:series>
          <chart:series chart:values-cell-range-address="PROC.$E$2:.$E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1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1" chart:class="chart:line" chart:attached-axis="primary-y" chart:style-name="G0S0">
            <chart:data-point chart:repeated="10"/>
          </chart:series>
          <chart:series chart:values-cell-range-address="PROC.$I$2:.$I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1"/>
          </chart:axis>
          <chart:axis chart:dimension="y" chart:name="primary-y" chart:style-name="Axs1"/>
          <chart:series chart:label-cell-address="VM.$H$1" chart:values-cell-range-address="VM.$H$2:.$H$11" chart:class="chart:area" chart:attached-axis="primary-y" chart:style-name="G0S0">
            <chart:data-point chart:repeated="10"/>
          </chart:series>
          <chart:series chart:label-cell-address="VM.$I$1" chart:values-cell-range-address="VM.$I$2:.$I$11" chart:class="chart:area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1"/>
          </chart:axis>
          <chart:axis chart:dimension="y" chart:name="primary-y" chart:style-name="Axs1"/>
          <chart:series chart:label-cell-address="VM.$J$1" chart:values-cell-range-address="VM.$J$2:.$J$11" chart:class="chart:area" chart:attached-axis="primary-y" chart:style-name="G0S0">
            <chart:data-point chart:repeated="10"/>
          </chart:series>
          <chart:series chart:label-cell-address="VM.$K$1" chart:values-cell-range-address="VM.$K$2:.$K$11" chart:class="chart:area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1"/>
          </chart:axis>
          <chart:axis chart:dimension="y" chart:name="primary-y" chart:style-name="Axs1"/>
          <chart:series chart:label-cell-address="CPU_ALL.$G$1" chart:values-cell-range-address="CPU_ALL.$G$2:.$G$11" chart:class="chart:area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1"/>
          </chart:axis>
          <chart:axis chart:dimension="y" chart:name="primary-y" chart:style-name="Axs1"/>
          <chart:series chart:label-cell-address="CPU01.$B$1" chart:values-cell-range-address="CPU01.$B$2:.$B$11" chart:class="chart:area" chart:attached-axis="primary-y" chart:style-name="G0S0">
            <chart:data-point chart:repeated="10"/>
          </chart:series>
          <chart:series chart:label-cell-address="CPU01.$C$1" chart:values-cell-range-address="CPU01.$C$2:.$C$11" chart:class="chart:area" chart:attached-axis="primary-y" chart:style-name="G0S1">
            <chart:data-point chart:repeated="10"/>
          </chart:series>
          <chart:series chart:label-cell-address="CPU01.$D$1" chart:values-cell-range-address="CPU01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1"/>
          </chart:axis>
          <chart:axis chart:dimension="y" chart:name="primary-y" chart:style-name="Axs1"/>
          <chart:series chart:label-cell-address="CPU02.$B$1" chart:values-cell-range-address="CPU02.$B$2:.$B$11" chart:class="chart:area" chart:attached-axis="primary-y" chart:style-name="G0S0">
            <chart:data-point chart:repeated="10"/>
          </chart:series>
          <chart:series chart:label-cell-address="CPU02.$C$1" chart:values-cell-range-address="CPU02.$C$2:.$C$11" chart:class="chart:area" chart:attached-axis="primary-y" chart:style-name="G0S1">
            <chart:data-point chart:repeated="10"/>
          </chart:series>
          <chart:series chart:label-cell-address="CPU02.$D$1" chart:values-cell-range-address="CPU02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1"/>
          </chart:axis>
          <chart:axis chart:dimension="y" chart:name="primary-y" chart:style-name="Axs1"/>
          <chart:series chart:label-cell-address="CPU03.$B$1" chart:values-cell-range-address="CPU03.$B$2:.$B$11" chart:class="chart:area" chart:attached-axis="primary-y" chart:style-name="G0S0">
            <chart:data-point chart:repeated="10"/>
          </chart:series>
          <chart:series chart:label-cell-address="CPU03.$C$1" chart:values-cell-range-address="CPU03.$C$2:.$C$11" chart:class="chart:area" chart:attached-axis="primary-y" chart:style-name="G0S1">
            <chart:data-point chart:repeated="10"/>
          </chart:series>
          <chart:series chart:label-cell-address="CPU03.$D$1" chart:values-cell-range-address="CPU03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1"/>
          </chart:axis>
          <chart:axis chart:dimension="y" chart:name="primary-y" chart:style-name="Axs1"/>
          <chart:series chart:label-cell-address="CPU04.$B$1" chart:values-cell-range-address="CPU04.$B$2:.$B$11" chart:class="chart:area" chart:attached-axis="primary-y" chart:style-name="G0S0">
            <chart:data-point chart:repeated="10"/>
          </chart:series>
          <chart:series chart:label-cell-address="CPU04.$C$1" chart:values-cell-range-address="CPU04.$C$2:.$C$11" chart:class="chart:area" chart:attached-axis="primary-y" chart:style-name="G0S1">
            <chart:data-point chart:repeated="10"/>
          </chart:series>
          <chart:series chart:label-cell-address="CPU04.$D$1" chart:values-cell-range-address="CPU04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1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1" chart:class="chart:area" chart:attached-axis="primary-y" chart:style-name="G0S0">
            <chart:data-point chart:repeated="10"/>
          </chart:series>
          <chart:series chart:label-cell-address="DISK_SUMM.$C$1" chart:values-cell-range-address="DISK_SUMM.$C$2:.$C$11" chart:class="chart:area" chart:attached-axis="primary-y" chart:style-name="G0S1">
            <chart:data-point chart:repeated="10"/>
          </chart:series>
          <chart:series chart:values-cell-range-address="DISK_SUMM.$D$2:.$D$11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3" chart:values-cell-range-address="DISK_SUMM.$B$13:.$D$13" chart:class="chart:bar" chart:attached-axis="primary-y" chart:style-name="G0S0">
            <chart:data-point chart:repeated="3"/>
          </chart:series>
          <chart:series chart:label-cell-address="DISK_SUMM.$A$14" chart:values-cell-range-address="DISK_SUMM.$B$14:.$D$14" chart:class="chart:bar" chart:attached-axis="primary-y" chart:style-name="G0S1">
            <chart:data-point chart:repeated="3"/>
          </chart:series>
          <chart:series chart:label-cell-address="DISK_SUMM.$A$15" chart:values-cell-range-address="DISK_SUMM.$B$15:.$D$15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3:.$E$13" chart:class="chart:bar" chart:attached-axis="primary-y" chart:style-name="G0S0">
            <chart:data-point chart:repeated="4"/>
          </chart:series>
          <chart:series chart:values-cell-range-address="DISKBSIZE.$B$14:.$E$14" chart:class="chart:bar" chart:attached-axis="primary-y" chart:style-name="G0S1">
            <chart:data-point chart:repeated="4"/>
          </chart:series>
          <chart:series chart:values-cell-range-address="DISKBSIZE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1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1" chart:class="chart:line" chart:attached-axis="primary-y" chart:style-name="G0S0">
            <chart:data-point chart:repeated="10"/>
          </chart:series>
          <chart:series chart:label-cell-address="DISKBSIZE.$C$1" chart:values-cell-range-address="DISKBSIZE.$C$2:.$C$11" chart:class="chart:line" chart:attached-axis="primary-y" chart:style-name="G0S1">
            <chart:data-point chart:repeated="10"/>
          </chart:series>
          <chart:series chart:label-cell-address="DISKBSIZE.$D$1" chart:values-cell-range-address="DISKBSIZE.$D$2:.$D$11" chart:class="chart:line" chart:attached-axis="primary-y" chart:style-name="G0S2">
            <chart:data-point chart:repeated="10"/>
          </chart:series>
          <chart:series chart:label-cell-address="DISKBSIZE.$E$1" chart:values-cell-range-address="DISKBSIZE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3:.$E$13" chart:class="chart:bar" chart:attached-axis="primary-y" chart:style-name="G0S0">
            <chart:data-point chart:repeated="4"/>
          </chart:series>
          <chart:series chart:values-cell-range-address="DISKBUSY.$B$14:.$E$14" chart:class="chart:bar" chart:attached-axis="primary-y" chart:style-name="G0S1">
            <chart:data-point chart:repeated="4"/>
          </chart:series>
          <chart:series chart:values-cell-range-address="DISKBUSY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